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6pt" style:font-size-asian="5.25pt" style:font-size-complex="6pt"/>
    </style:style>
    <style:style style:name="P2" style:family="paragraph" style:parent-style-name="Standard">
      <style:text-properties style:font-name="Liberation Mono" fo:font-size="6pt" officeooo:paragraph-rsid="0024df6d" style:font-size-asian="5.25pt" style:font-size-complex="6pt"/>
    </style:style>
    <style:style style:name="P3" style:family="paragraph" style:parent-style-name="Standard">
      <style:text-properties style:font-name="Liberation Mono" fo:font-size="6pt" officeooo:paragraph-rsid="0026af0f" style:font-size-asian="5.25pt" style:font-size-complex="6pt"/>
    </style:style>
    <style:style style:name="P4" style:family="paragraph" style:parent-style-name="Standard">
      <style:text-properties style:font-name="Liberation Mono" fo:font-size="6pt" officeooo:paragraph-rsid="0026d163" style:font-size-asian="5.25pt" style:font-size-complex="6pt"/>
    </style:style>
    <style:style style:name="P5" style:family="paragraph" style:parent-style-name="Standard">
      <style:text-properties style:font-name="Liberation Mono" fo:font-size="6pt" officeooo:paragraph-rsid="0027b34b" style:font-size-asian="5.25pt" style:font-size-complex="6pt"/>
    </style:style>
    <style:style style:name="P6" style:family="paragraph" style:parent-style-name="Standard">
      <style:text-properties style:font-name="Liberation Mono" fo:font-size="6pt" officeooo:paragraph-rsid="0029ab93" style:font-size-asian="5.25pt" style:font-size-complex="6pt"/>
    </style:style>
    <style:style style:name="P7" style:family="paragraph" style:parent-style-name="Standard">
      <style:text-properties style:font-name="Liberation Mono" fo:font-size="6pt" officeooo:paragraph-rsid="0029e5c0" style:font-size-asian="5.25pt" style:font-size-complex="6pt"/>
    </style:style>
    <style:style style:name="P8" style:family="paragraph" style:parent-style-name="Standard">
      <style:text-properties style:font-name="Liberation Mono" fo:font-size="6pt" fo:font-weight="bold" style:font-size-asian="5.25pt" style:font-weight-asian="bold" style:font-size-complex="6pt" style:font-weight-complex="bold"/>
    </style:style>
    <style:style style:name="P9" style:family="paragraph" style:parent-style-name="Standard">
      <style:text-properties style:font-name="Liberation Mono" fo:font-size="6pt" fo:font-weight="bold" officeooo:paragraph-rsid="0024df6d" style:font-size-asian="5.25pt" style:font-weight-asian="bold" style:font-size-complex="6pt" style:font-weight-complex="bold"/>
    </style:style>
    <style:style style:name="P10" style:family="paragraph" style:parent-style-name="Standard">
      <style:paragraph-properties fo:break-before="page"/>
      <style:text-properties style:font-name="Liberation Mono" fo:font-size="6pt" fo:font-weight="bold" style:font-size-asian="5.25pt" style:font-weight-asian="bold" style:font-size-complex="6pt" style:font-weight-complex="bold"/>
    </style:style>
    <style:style style:name="P11" style:family="paragraph" style:parent-style-name="Standard">
      <style:paragraph-properties fo:break-before="page"/>
      <style:text-properties style:font-name="Liberation Mono" fo:font-size="6pt" fo:font-weight="bold" officeooo:paragraph-rsid="0024df6d" style:font-size-asian="5.25pt" style:font-weight-asian="bold" style:font-size-complex="6pt" style:font-weight-complex="bold"/>
    </style:style>
    <style:style style:name="P12" style:family="paragraph" style:parent-style-name="Standard">
      <style:text-properties style:font-name="Liberation Mono" fo:font-size="6pt" style:font-size-asian="5.25pt" style:font-size-complex="6pt"/>
    </style:style>
    <style:style style:name="P13" style:family="paragraph" style:parent-style-name="Standard">
      <style:text-properties style:font-name="Liberation Mono" fo:font-size="6pt" officeooo:paragraph-rsid="002a2e2a" style:font-size-asian="5.25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--RM 02 Lexical Elements</text:p>
      <text:p text:style-name="P1"/>
      <text:p text:style-name="P1">IDENTIFIER ::= IDENTIFIER_START {IDENTIFIER_START | IDENTIFIER_EXTEND}</text:p>
      <text:p text:style-name="P1"/>
      <text:p text:style-name="P1">IDENTIFIER_START ::=</text:p>
      <text:p text:style-name="P1"><text:s text:c="5"/>LETTER_UPPERCASE</text:p>
      <text:p text:style-name="P1"><text:s text:c="3"/>| LETTER_LOWERCASE</text:p>
      <text:p text:style-name="P1"><text:s text:c="3"/>| LETTER_TITLECASE</text:p>
      <text:p text:style-name="P1"><text:s text:c="3"/>| LETTER_MODIFIER</text:p>
      <text:p text:style-name="P1"><text:s text:c="3"/>| LETTER_OTHER</text:p>
      <text:p text:style-name="P1"><text:s text:c="3"/>| NUMBER_LETTER</text:p>
      <text:p text:style-name="P1"/>
      <text:p text:style-name="P1">IDENTIFIER_EXTEND ::=</text:p>
      <text:p text:style-name="P1"><text:s text:c="5"/>MARK_NON_SPACING</text:p>
      <text:p text:style-name="P1"><text:s text:c="3"/>| MARK_SPACING_COMBINING</text:p>
      <text:p text:style-name="P1"><text:s text:c="3"/>| NUMBER_DECIMAL</text:p>
      <text:p text:style-name="P1"><text:s text:c="3"/>| PUNCTUATION_CONNECTOR</text:p>
      <text:p text:style-name="P1"/>
      <text:p text:style-name="P1">NUMERIC_LITERAL ::= DECIMAL_LITERAL | BASED_LITERAL</text:p>
      <text:p text:style-name="P1"/>
      <text:p text:style-name="P1">DIGIT ::= `0` | `1` | `2` | `3` | `4` | `5` | `6` | `7` | `8` | `9`</text:p>
      <text:p text:style-name="P1"/>
      <text:p text:style-name="P1">DECIMAL_LITERAL ::= NUMERAL [.NUMERAL] [EXPONENT]</text:p>
      <text:p text:style-name="P1"/>
      <text:p text:style-name="P1">NUMERAL ::= DIGIT {[UNDERLINE] DIGIT}</text:p>
      <text:p text:style-name="P1"/>
      <text:p text:style-name="P1">EXPONENT ::= `E` [+] NUMERAL | `E` – NUMERAL</text:p>
      <text:p text:style-name="P1"/>
      <text:p text:style-name="P1">DIGIT ::= 0 | 1 | 2 | 3 | 4 | 5 | 6 | 7 | 8 | 9</text:p>
      <text:p text:style-name="P1"/>
      <text:p text:style-name="P1">BASED_LITERAL ::= BASE # BASED_NUMERAL [.BASED_NUMERAL] # [EXPONENT]</text:p>
      <text:p text:style-name="P1"/>
      <text:p text:style-name="P1">BASE ::= NUMERAL</text:p>
      <text:p text:style-name="P1"/>
      <text:p text:style-name="P1">BASED_NUMERAL ::= EXTENDED_DIGIT {[UNDERLINE] EXTENDED_DIGIT}</text:p>
      <text:p text:style-name="P1"/>
      <text:p text:style-name="P1">EXTENDED_DIGIT ::= DIGIT | `A` | `B` | `C` | `D` | `E` | `F`</text:p>
      <text:p text:style-name="P1"/>
      <text:p text:style-name="P1">CHARACTER_LITERAL ::= 'GRAPHIC_CHARACTER'</text:p>
      <text:p text:style-name="P1"/>
      <text:p text:style-name="P1">STRING_LITERAL ::= "{STRING_ELEMENT}"</text:p>
      <text:p text:style-name="P1"/>
      <text:p text:style-name="P1">STRING_ELEMENT ::= "" | non_quotation_mark_GRAPHIC_CHARACTER</text:p>
      <text:p text:style-name="P1"/>
      <text:p text:style-name="P1">COMMENT ::= --{non_end_of_line_CHARACTER}</text:p>
      <text:p text:style-name="P1"/>
      <text:p text:style-name="P1">pragma ::=</text:p>
      <text:p text:style-name="P1"><text:s text:c="3"/>pragma IDENTIFIER</text:p>
      <text:p text:style-name="P1"><text:s text:c="6"/>[(PRAGMA_ARGUMENT_ASSOCIATION {, PRAGMA_ARGUMENT_ASSOCIATION})];</text:p>
      <text:p text:style-name="P1"/>
      <text:p text:style-name="P1">PRAGMA_ARGUMENT_ASSOCIATION ::=</text:p>
      <text:p text:style-name="P1"><text:s text:c="5"/>[pragma_argument_IDENTIFIER =&gt;] NAME</text:p>
      <text:p text:style-name="P1"><text:s text:c="3"/>| [pragma_argument_IDENTIFIER =&gt;] EXPRESSION</text:p>
      <text:p text:style-name="P1"><text:s text:c="3"/>| pragma_argument_ASPECT_MARK =&gt; <text:s/>NAME</text:p>
      <text:p text:style-name="P1"><text:s text:c="3"/>| pragma_argument_ASPECT_MARK =&gt; <text:s/>EXPRESSION</text:p>
      <text:p text:style-name="P1"/>
      <text:p text:style-name="P8">--RM 03 Declarations and Types</text:p>
      <text:p text:style-name="P1"/>
      <text:p text:style-name="P1">BASIC_DECLARATION ::=</text:p>
      <text:p text:style-name="P1"><text:s text:c="5"/>TYPE_DECLARATION</text:p>
      <text:p text:style-name="P1"><text:s text:c="3"/>| SUBTYPE_DECLARATION</text:p>
      <text:p text:style-name="P1"><text:s text:c="3"/>| OBJECT_DECLARATION</text:p>
      <text:p text:style-name="P1"><text:s text:c="3"/>| NUMBER_DECLARATION</text:p>
      <text:p text:style-name="P1"><text:s text:c="3"/>| SUBPROGRAM_DECLARATION</text:p>
      <text:p text:style-name="P1"><text:s text:c="3"/>| ABSTRACT_SUBPROGRAM_DECLARATION</text:p>
      <text:p text:style-name="P1"><text:s text:c="3"/>| NULL_PROCEDURE_DECLARATION</text:p>
      <text:p text:style-name="P1"><text:s text:c="3"/>| EXPRESSION_FUNCTION_DECLARATION</text:p>
      <text:p text:style-name="P1"><text:s text:c="3"/>| PACKAGE_DECLARATION</text:p>
      <text:p text:style-name="P1"><text:s text:c="3"/>| RENAMING_DECLARATION</text:p>
      <text:p text:style-name="P1"><text:s text:c="3"/>| EXCEPTION_DECLARATION</text:p>
      <text:p text:style-name="P1"><text:s text:c="3"/>| GENERIC_DECLARATION</text:p>
      <text:p text:style-name="P1"><text:s text:c="3"/>| GENERIC_INSTANTIATION</text:p>
      <text:p text:style-name="P1"/>
      <text:p text:style-name="P1"/>
      <text:p text:style-name="P1"/>
      <text:p text:style-name="P1">DEFINING_IDENTIFIER ::= IDENTIFIER</text:p>
      <text:p text:style-name="P1"/>
      <text:p text:style-name="P1">TYPE_DECLARATION ::=</text:p>
      <text:p text:style-name="P1"><text:s text:c="5"/>FULL_TYPE_DECLARATION</text:p>
      <text:p text:style-name="P1"><text:s text:c="3"/>| INCOMPLETE_TYPE_DECLARATION</text:p>
      <text:p text:style-name="P1"><text:s text:c="3"/>| PRIVATE_TYPE_DECLARATION</text:p>
      <text:p text:style-name="P1"><text:s text:c="3"/>| PRIVATE_EXTENSION_DECLARATION</text:p>
      <text:p text:style-name="P1"/>
      <text:p text:style-name="P1">FULL_TYPE_DECLARATION ::=</text:p>
      <text:p text:style-name="P5"><text:s text:c="5"/>type DEFINING_IDENTIFIER [KNOWN_DISCRIMINANT_PART] is</text:p>
      <text:p text:style-name="P5"><text:s text:c="8"/>TYPE_DEFINITION [ASPECT_SPECIFICATION];</text:p>
      <text:p text:style-name="P1"><text:s text:c="3"/>| TASK_TYPE_DECLARATION</text:p>
      <text:p text:style-name="P1"><text:s text:c="3"/>| PROTECTED_TYPE_DECLARATION</text:p>
      <text:p text:style-name="P1"/>
      <text:p text:style-name="P1">TYPE_DEFINITION ::=</text:p>
      <text:p text:style-name="P1"><text:s text:c="5"/>ENUMERATION_TYPE_DEFINITION</text:p>
      <text:p text:style-name="P1"><text:s text:c="3"/>| INTEGER_TYPE_DEFINITION</text:p>
      <text:p text:style-name="P1"><text:s text:c="3"/>| REAL_TYPE_DEFINITION</text:p>
      <text:p text:style-name="P1"><text:s text:c="3"/>| ARRAY_TYPE_DEFINITION</text:p>
      <text:p text:style-name="P1"><text:s text:c="3"/>| RECORD_TYPE_DEFINITION</text:p>
      <text:p text:style-name="P1"><text:s text:c="3"/>| ACCESS_TYPE_DEFINITION</text:p>
      <text:p text:style-name="P1"><text:s text:c="3"/>| DERIVED_TYPE_DEFINITION</text:p>
      <text:p text:style-name="P1"><text:s text:c="3"/>| INTERFACE_TYPE_DEFINITION</text:p>
      <text:p text:style-name="P1"/>
      <text:p text:style-name="P1">SUBTYPE_DECLARATION ::=</text:p>
      <text:p text:style-name="P1"><text:s text:c="3"/>subtype DEFINING_IDENTIFIER is SUBTYPE_INDICATION</text:p>
      <text:p text:style-name="P1"><text:s text:c="6"/>[ASPECT_SPECIFICATION];</text:p>
      <text:p text:style-name="P1"/>
      <text:p text:style-name="P1">SUBTYPE_INDICATION ::= [NULL_EXCLUSION] SUBTYPE_MARK [CONSTRAINT]</text:p>
      <text:p text:style-name="P1"/>
      <text:p text:style-name="P1">SUBTYPE_MARK ::= subtype_NAME</text:p>
      <text:p text:style-name="P1"/>
      <text:p text:style-name="P1">CONSTRAINT ::= SCALAR_CONSTRAINT | COMPOSITE_CONSTRAINT</text:p>
      <text:p text:style-name="P1"/>
      <text:p text:style-name="P1">SCALAR_CONSTRAINT ::=</text:p>
      <text:p text:style-name="P1"><text:s text:c="3"/>RANGE_CONSTRAINT | DIGITS_CONSTRAINT | DELTA_CONSTRAINT</text:p>
      <text:p text:style-name="P1"/>
      <text:p text:style-name="P1">COMPOSITE_CONSTRAINT ::= INDEX_CONSTRAINT | DISCRIMINANT_CONSTRAINT</text:p>
      <text:p text:style-name="P1"/>
      <text:p text:style-name="P1">OBJECT_DECLARATION ::=</text:p>
      <text:p text:style-name="P1"><text:s text:c="5"/>DEFINING_IDENTIFIER_LIST :</text:p>
      <text:p text:style-name="P1"><text:s text:c="8"/>[aliased] [constant] SUBTYPE_INDICATION [:= EXPRESSION]</text:p>
      <text:p text:style-name="P1"><text:s text:c="8"/>[ASPECT_SPECIFICATION];</text:p>
      <text:p text:style-name="P1"><text:s text:c="3"/>| DEFINING_IDENTIFIER_LIST :</text:p>
      <text:p text:style-name="P1"><text:s text:c="8"/>[aliased] [constant] ACCESS_DEFINITION [:= EXPRESSION]</text:p>
      <text:p text:style-name="P1"><text:s text:c="8"/>[ASPECT_SPECIFICATION];</text:p>
      <text:p text:style-name="P1"><text:s text:c="3"/>| DEFINING_IDENTIFIER_LIST :</text:p>
      <text:p text:style-name="P1"><text:s text:c="8"/>[aliased] [constant] ARRAY_TYPE_DEFINITION [:= EXPRESSION]</text:p>
      <text:p text:style-name="P1"><text:s text:c="8"/>[ASPECT_SPECIFICATION];</text:p>
      <text:p text:style-name="P1"><text:s text:c="3"/>| SINGLE_TASK_DECLARATION</text:p>
      <text:p text:style-name="P1"><text:s text:c="3"/>| SINGLE_PROTECTED_DECLARATION</text:p>
      <text:p text:style-name="P1"/>
      <text:p text:style-name="P1">DEFINING_IDENTIFIER_LIST ::= DEFINING_IDENTIFIER {, DEFINING_IDENTIFIER}</text:p>
      <text:p text:style-name="P1"/>
      <text:p text:style-name="P1">NUMBER_DECLARATION ::=</text:p>
      <text:p text:style-name="P1"><text:s text:c="3"/>DEFINING_IDENTIFIER_LIST : constant := static_EXPRESSION;</text:p>
      <text:p text:style-name="P1"/>
      <text:p text:style-name="P1">DERIVED_TYPE_DEFINITION ::=</text:p>
      <text:p text:style-name="P1"><text:s text:c="3"/>[abstract] [limited] new parent_SUBTYPE_INDICATION</text:p>
      <text:p text:style-name="P1"><text:s text:c="6"/>[[and INTERFACE_LIST] RECORD_EXTENSION_PART]</text:p>
      <text:p text:style-name="P1"/>
      <text:p text:style-name="P1">RANGE_CONSTRAINT ::= range RANGE_DEFINITION</text:p>
      <text:p text:style-name="P1"/>
      <text:p text:style-name="P1">RANGE_DEFINITION ::=</text:p>
      <text:p text:style-name="P1"><text:s text:c="5"/>RANGE_ATTRIBUTE_REFERENCE</text:p>
      <text:p text:style-name="P1"><text:s text:c="3"/>| SIMPLE_EXPRESSION .. SIMPLE_EXPRESSION</text:p>
      <text:p text:style-name="P1"/>
      <text:p text:style-name="P1">ENUMERATION_TYPE_DEFINITION ::=</text:p>
      <text:p text:style-name="P1"><text:s text:c="3"/>(ENUMERATION_LITERAL_SPECIFICATION</text:p>
      <text:p text:style-name="P1"><text:s text:c="6"/>{, ENUMERATION_LITERAL_SPECIFICATION})</text:p>
      <text:p text:style-name="P1"/>
      <text:p text:style-name="P1">ENUMERATION_LITERAL_SPECIFICATION ::=</text:p>
      <text:p text:style-name="P1"><text:s text:c="3"/>DEFINING_IDENTIFIER | DEFINING_CHARACTER_LITERAL</text:p>
      <text:p text:style-name="P1"/>
      <text:p text:style-name="P1">DEFINING_CHARACTER_LITERAL ::= CHARACTER_LITERAL</text:p>
      <text:p text:style-name="P1">INTEGER_TYPE_DEFINITION ::=</text:p>
      <text:p text:style-name="P1"><text:s text:c="3"/>SIGNED_INTEGER_TYPE_DEFINITION | MODULAR_TYPE_DEFINITION</text:p>
      <text:p text:style-name="P1"/>
      <text:p text:style-name="P1">SIGNED_INTEGER_TYPE_DEFINITION ::=</text:p>
      <text:p text:style-name="P1"><text:s text:c="3"/>range static_SIMPLE_EXPRESSION .. static_SIMPLE_EXPRESSION</text:p>
      <text:p text:style-name="P1"/>
      <text:p text:style-name="P1">MODULAR_TYPE_DEFINITION ::= mod static_EXPRESSION</text:p>
      <text:p text:style-name="P1"/>
      <text:p text:style-name="P1">REAL_TYPE_DEFINITION ::=</text:p>
      <text:p text:style-name="P1"><text:s text:c="5"/>FLOATING_POINT_DEFINITION | FIXED_POINT_DEFINITION</text:p>
      <text:p text:style-name="P1"/>
      <text:p text:style-name="P1">FLOATING_POINT_DEFINITION ::=</text:p>
      <text:p text:style-name="P1"><text:s text:c="3"/>digits static_EXPRESSION [REAL_RANGE_SPECIFICATION]</text:p>
      <text:p text:style-name="P1"/>
      <text:p text:style-name="P1">REAL_RANGE_SPECIFICATION ::=</text:p>
      <text:p text:style-name="P1"><text:s text:c="3"/>range static_SIMPLE_EXPRESSION .. static_SIMPLE_EXPRESSION</text:p>
      <text:p text:style-name="P1"/>
      <text:p text:style-name="P1">FIXED_POINT_DEFINITION ::=</text:p>
      <text:p text:style-name="P1"><text:s text:c="5"/>ORDINARY_FIXED_POINT_DEFINITION | DECIMAL_FIXED_POINT_DEFINITION</text:p>
      <text:p text:style-name="P1"/>
      <text:p text:style-name="P1">ORDINARY_FIXED_POINT_DEFINITION ::=</text:p>
      <text:p text:style-name="P1"><text:s text:c="3"/>delta static_EXPRESSION REAL_RANGE_SPECIFICATION</text:p>
      <text:p text:style-name="P1"/>
      <text:p text:style-name="P1">DECIMAL_FIXED_POINT_DEFINITION ::=</text:p>
      <text:p text:style-name="P1"><text:s text:c="3"/>delta static_EXPRESSION digits static_EXPRESSION</text:p>
      <text:p text:style-name="P1"><text:s text:c="6"/>[REAL_RANGE_SPECIFICATION]</text:p>
      <text:p text:style-name="P1"/>
      <text:p text:style-name="P1">DIGITS_CONSTRAINT ::=</text:p>
      <text:p text:style-name="P1"><text:s text:c="3"/>digits static_SIMPLE_EXPRESSION [RANGE_CONSTRAINT]</text:p>
      <text:p text:style-name="P1"/>
      <text:p text:style-name="P1">ARRAY_TYPE_DEFINITION ::=</text:p>
      <text:p text:style-name="P1"><text:s text:c="5"/>UNCONSTRAINED_ARRAY_DEFINITION | CONSTRAINED_ARRAY_DEFINITION</text:p>
      <text:p text:style-name="P1"/>
      <text:p text:style-name="P1">UNCONSTRAINED_ARRAY_DEFINITION ::=</text:p>
      <text:p text:style-name="P1"><text:s text:c="3"/>array (INDEX_SUBTYPE_DEFINITION {, INDEX_SUBTYPE_DEFINITION})</text:p>
      <text:p text:style-name="P1"><text:s text:c="6"/>of COMPONENT_DEFINITION</text:p>
      <text:p text:style-name="P1"/>
      <text:p text:style-name="P1">INDEX_SUBTYPE_DEFINITION ::= SUBTYPE_MARK range &lt;&gt;</text:p>
      <text:p text:style-name="P1"/>
      <text:p text:style-name="P1">CONSTRAINED_ARRAY_DEFINITION ::=</text:p>
      <text:p text:style-name="P1"><text:s text:c="3"/>array (DISCRETE_SUBTYPE_DEFINITION {, DISCRETE_SUBTYPE_DEFINITION})</text:p>
      <text:p text:style-name="P1"><text:s text:c="6"/>of COMPONENT_DEFINITION</text:p>
      <text:p text:style-name="P1"/>
      <text:p text:style-name="P1">DISCRETE_SUBTYPE_DEFINITION ::=</text:p>
      <text:p text:style-name="P1"><text:s text:c="3"/>discrete_SUBTYPE_INDICATION | RANGE_DEFINITION</text:p>
      <text:p text:style-name="P1"/>
      <text:p text:style-name="P1">COMPONENT_DEFINITION ::=</text:p>
      <text:p text:style-name="P1"><text:s text:c="3"/>[aliased] SUBTYPE_INDICATION | [aliased] ACCESS_DEFINITION</text:p>
      <text:p text:style-name="P1"/>
      <text:p text:style-name="P1">INDEX_CONSTRAINT ::= (DISCRETE_RANGE {, DISCRETE_RANGE})</text:p>
      <text:p text:style-name="P1"/>
      <text:p text:style-name="P1">DISCRETE_RANGE ::= discrete_SUBTYPE_INDICATION | RANGE_DEFINITION</text:p>
      <text:p text:style-name="P1"/>
      <text:p text:style-name="P5">DISCRIMINANT_PART ::=</text:p>
      <text:p text:style-name="P5"><text:s text:c="3"/>UNKNOWN_DISCRIMINANT_PART | KNOWN_DISCRIMINANT_PART</text:p>
      <text:p text:style-name="P1"/>
      <text:p text:style-name="P1">UNKNOWN_DISCRIMINANT_PART ::= (&lt;&gt;)</text:p>
      <text:p text:style-name="P1"/>
      <text:p text:style-name="P1">KNOWN_DISCRIMINANT_PART ::=</text:p>
      <text:p text:style-name="P1"><text:s text:c="3"/>(DISCRIMINANT_SPECIFICATION {; DISCRIMINANT_SPECIFICATION})</text:p>
      <text:p text:style-name="P1"/>
      <text:p text:style-name="P1">DISCRIMINANT_SPECIFICATION ::=</text:p>
      <text:p text:style-name="P1"><text:s text:c="5"/>DEFINING_IDENTIFIER_LIST : [NULL_EXCLUSION] SUBTYPE_MARK</text:p>
      <text:p text:style-name="P1"><text:s text:c="8"/>[:= DEFAULT_EXPRESSION] [ASPECT_SPECIFICATION]</text:p>
      <text:p text:style-name="P1"><text:s text:c="3"/>| DEFINING_IDENTIFIER_LIST : ACCESS_DEFINITION</text:p>
      <text:p text:style-name="P1"><text:s text:c="8"/>[:= DEFAULT_EXPRESSION] [ASPECT_SPECIFICATION]</text:p>
      <text:p text:style-name="P1"/>
      <text:p text:style-name="P1">DEFAULT_EXPRESSION ::= EXPRESSION</text:p>
      <text:p text:style-name="P1"/>
      <text:p text:style-name="P1">DISCRIMINANT_CONSTRAINT ::=</text:p>
      <text:p text:style-name="P1"><text:s text:c="3"/>(DISCRIMINANT_ASSOCIATION {, DISCRIMINANT_ASSOCIATION})</text:p>
      <text:p text:style-name="P1"/>
      <text:p text:style-name="P1"/>
      <text:p text:style-name="P1"/>
      <text:p text:style-name="P1"/>
      <text:p text:style-name="P1"><text:soft-page-break/>DISCRIMINANT_ASSOCIATION ::=</text:p>
      <text:p text:style-name="P1"><text:s text:c="3"/>[discriminant_SELECTOR_NAME {`|` discriminant_SELECTOR_NAME} =&gt;]</text:p>
      <text:p text:style-name="P1"><text:s text:c="6"/>EXPRESSION</text:p>
      <text:p text:style-name="P1"/>
      <text:p text:style-name="P1">RECORD_TYPE_DEFINITION ::=</text:p>
      <text:p text:style-name="P1"><text:s text:c="3"/>[[abstract] tagged] [limited] RECORD_DEFINITION</text:p>
      <text:p text:style-name="P1"/>
      <text:p text:style-name="P1">RECORD_DEFINITION ::=</text:p>
      <text:p text:style-name="P1"><text:s text:c="5"/>record</text:p>
      <text:p text:style-name="P1"><text:s text:c="8"/>COMPONENT_LIST</text:p>
      <text:p text:style-name="P1"><text:s text:c="5"/>end record [record_IDENTIFIER]</text:p>
      <text:p text:style-name="P1"><text:s text:c="3"/>| null record</text:p>
      <text:p text:style-name="P1"/>
      <text:p text:style-name="P1">COMPONENT_LIST ::=</text:p>
      <text:p text:style-name="P1"><text:s text:c="5"/>COMPONENT_ITEM {COMPONENT_ITEM}</text:p>
      <text:p text:style-name="P1"><text:s text:c="3"/>| {COMPONENT_ITEM} VARIANT_PART</text:p>
      <text:p text:style-name="P1"><text:s text:c="3"/>| null;</text:p>
      <text:p text:style-name="P1"/>
      <text:p text:style-name="P1">COMPONENT_ITEM ::= COMPONENT_DECLARATION | ASPECT_CLAUSE</text:p>
      <text:p text:style-name="P1"/>
      <text:p text:style-name="P1">COMPONENT_DECLARATION ::=</text:p>
      <text:p text:style-name="P6"><text:s text:c="3"/>DEFINING_IDENTIFIER_LIST : COMPONENT_DEFINITION</text:p>
      <text:p text:style-name="P6"><text:s text:c="6"/>[:= DEFAULT_EXPRESSION] [ASPECT_SPECIFICATION];</text:p>
      <text:p text:style-name="P1"/>
      <text:p text:style-name="P1">VARIANT_PART ::=</text:p>
      <text:p text:style-name="P1"><text:s text:c="3"/>case discriminant_DIRECT_NAME is</text:p>
      <text:p text:style-name="P1"><text:s text:c="6"/>VARIANT</text:p>
      <text:p text:style-name="P1"><text:s text:c="6"/>{VARIANT}</text:p>
      <text:p text:style-name="P1"><text:s text:c="3"/>end case;</text:p>
      <text:p text:style-name="P1"/>
      <text:p text:style-name="P1">VARIANT ::=</text:p>
      <text:p text:style-name="P1"><text:s text:c="3"/>when DISCRETE_CHOICE_LIST =&gt;</text:p>
      <text:p text:style-name="P1"><text:s text:c="6"/>COMPONENT_LIST</text:p>
      <text:p text:style-name="P1"/>
      <text:p text:style-name="P1">DISCRETE_CHOICE_LIST ::= DISCRETE_CHOICE {`|` DISCRETE_CHOICE}</text:p>
      <text:p text:style-name="P1"/>
      <text:p text:style-name="P1">DISCRETE_CHOICE ::=</text:p>
      <text:p text:style-name="P1"><text:s text:c="5"/>CHOICE_EXPRESSION</text:p>
      <text:p text:style-name="P1"><text:s text:c="3"/>| discrete_SUBTYPE_INDICATION</text:p>
      <text:p text:style-name="P1"><text:s text:c="3"/>| RANGE_DEFINITION</text:p>
      <text:p text:style-name="P1"><text:s text:c="3"/>| others</text:p>
      <text:p text:style-name="P1"/>
      <text:p text:style-name="P1">RECORD_EXTENSION_PART ::= with RECORD_DEFINITION</text:p>
      <text:p text:style-name="P1"/>
      <text:p text:style-name="P1">ABSTRACT_SUBPROGRAM_DECLARATION ::=</text:p>
      <text:p text:style-name="P1"><text:s text:c="3"/>[OVERRIDING_INDICATOR]</text:p>
      <text:p text:style-name="P1"><text:s text:c="3"/>SUBPROGRAM_SPECIFICATION is abstract</text:p>
      <text:p text:style-name="P1"><text:s text:c="6"/>[ASPECT_SPECIFICATION];</text:p>
      <text:p text:style-name="P1"/>
      <text:p text:style-name="P1">INTERFACE_TYPE_DEFINITION ::=</text:p>
      <text:p text:style-name="P1"><text:s text:c="3"/>[limited | task | protected | synchronized]</text:p>
      <text:p text:style-name="P1"><text:s text:c="6"/>interface [and INTERFACE_LIST]</text:p>
      <text:p text:style-name="P1"/>
      <text:p text:style-name="P1">INTERFACE_LIST ::= interface_SUBTYPE_MARK {and interface_SUBTYPE_MARK}</text:p>
      <text:p text:style-name="P1"/>
      <text:p text:style-name="P1">ACCESS_TYPE_DEFINITION ::=</text:p>
      <text:p text:style-name="P1"><text:s text:c="5"/>[NULL_EXCLUSION] ACCESS_TO_OBJECT_DEFINITION</text:p>
      <text:p text:style-name="P1"><text:s text:c="3"/>| [NULL_EXCLUSION] ACCESS_TO_SUBPROGRAM_DEFINITION</text:p>
      <text:p text:style-name="P1"/>
      <text:p text:style-name="P1">ACCESS_TO_OBJECT_DEFINITION ::=</text:p>
      <text:p text:style-name="P1"><text:s text:c="3"/>access [GENERAL_ACCESS_MODIFIER] SUBTYPE_INDICATION</text:p>
      <text:p text:style-name="P1"/>
      <text:p text:style-name="P1">GENERAL_ACCESS_MODIFIER ::= all | constant</text:p>
      <text:p text:style-name="P1"/>
      <text:p text:style-name="P1">ACCESS_TO_SUBPROGRAM_DEFINITION ::=</text:p>
      <text:p text:style-name="P1"><text:s text:c="5"/>access [protected] procedure PARAMETER_PROFILE</text:p>
      <text:p text:style-name="P1"><text:s text:c="3"/>| access [protected] function PARAMETER_AND_RESULT_PROFILE</text:p>
      <text:p text:style-name="P1"/>
      <text:p text:style-name="P1">NULL_EXCLUSION ::= not null</text:p>
      <text:p text:style-name="P1"/>
      <text:p text:style-name="P1"/>
      <text:p text:style-name="P1"/>
      <text:p text:style-name="P1"/>
      <text:p text:style-name="P1"/>
      <text:p text:style-name="P1"/>
      <text:p text:style-name="P13">ACCESS_DEFINITION ::=</text:p>
      <text:p text:style-name="P1"><text:s text:c="5"/>[NULL_EXCLUSION] access [constant] SUBTYPE_MARK</text:p>
      <text:p text:style-name="P1"><text:s text:c="3"/>| [NULL_EXCLUSION] access [protected]</text:p>
      <text:p text:style-name="P1"><text:s text:c="8"/>procedure PARAMETER_PROFILE</text:p>
      <text:p text:style-name="P1"><text:s text:c="3"/>| [NULL_EXCLUSION] access [protected]</text:p>
      <text:p text:style-name="P1"><text:s text:c="8"/>function PARAMETER_AND_RESULT_PROFILE</text:p>
      <text:p text:style-name="P1"/>
      <text:p text:style-name="P1">INCOMPLETE_TYPE_DECLARATION ::=</text:p>
      <text:p text:style-name="P1"><text:s text:c="3"/>type DEFINING_IDENTIFIER [DISCRIMINANT_PART] [is tagged];</text:p>
      <text:p text:style-name="P1"/>
      <text:p text:style-name="P1">DECLARATIVE_PART ::= {DECLARATIVE_ITEM}</text:p>
      <text:p text:style-name="P1"/>
      <text:p text:style-name="P1">DECLARATIVE_ITEM ::= BASIC_DECLARATIVE_ITEM | BODY_DEFINITION</text:p>
      <text:p text:style-name="P1"/>
      <text:p text:style-name="P6">BASIC_DECLARATIVE_ITEM ::=</text:p>
      <text:p text:style-name="P6"><text:s text:c="3"/>BASIC_DECLARATION | ASPECT_CLAUSE | USE_CLAUSE</text:p>
      <text:p text:style-name="P1"/>
      <text:p text:style-name="P1">BODY_DEFINITION ::= PROPER_BODY | BODY_STUB</text:p>
      <text:p text:style-name="P1"/>
      <text:p text:style-name="P1">PROPER_BODY ::=</text:p>
      <text:p text:style-name="P1"><text:s text:c="5"/>SUBPROGRAM_BODY</text:p>
      <text:p text:style-name="P1"><text:s text:c="3"/>| PACKAGE_BODY</text:p>
      <text:p text:style-name="P1"><text:s text:c="3"/>| TASK_BODY</text:p>
      <text:p text:style-name="P1"><text:s text:c="3"/>| PROTECTED_BODY</text:p>
      <text:p text:style-name="P1"/>
      <text:p text:style-name="P10">--RM 04 Names and Expressions</text:p>
      <text:p text:style-name="P1"/>
      <text:p text:style-name="P1">NAME ::=</text:p>
      <text:p text:style-name="P1"><text:s text:c="5"/>DIRECT_NAME</text:p>
      <text:p text:style-name="P1"><text:s text:c="3"/>| EXPLICIT_DEREFERENCE</text:p>
      <text:p text:style-name="P1"><text:s text:c="3"/>| INDEXED_COMPONENT</text:p>
      <text:p text:style-name="P1"><text:s text:c="3"/>| SLICE</text:p>
      <text:p text:style-name="P1"><text:s text:c="3"/>| SELECTED_COMPONENT</text:p>
      <text:p text:style-name="P1"><text:s text:c="3"/>| ATTRIBUTE_REFERENCE</text:p>
      <text:p text:style-name="P1"><text:s text:c="3"/>| TYPE_CONVERSION</text:p>
      <text:p text:style-name="P1"><text:s text:c="3"/>| FUNCTION_CALL</text:p>
      <text:p text:style-name="P1"><text:s text:c="3"/>| CHARACTER_LITERAL</text:p>
      <text:p text:style-name="P1"><text:s text:c="3"/>| QUALIFIED_EXPRESSION</text:p>
      <text:p text:style-name="P1"><text:s text:c="3"/>| GENERALIZED_REFERENCE</text:p>
      <text:p text:style-name="P1"><text:s text:c="3"/>| GENERALIZED_INDEXING</text:p>
      <text:p text:style-name="P1"><text:s text:c="3"/>| TARGET_NAME</text:p>
      <text:p text:style-name="P1"/>
      <text:p text:style-name="P1">DIRECT_NAME ::= IDENTIFIER | OPERATOR_SYMBOL</text:p>
      <text:p text:style-name="P1"/>
      <text:p text:style-name="P1">PREFIX ::= NAME | IMPLICIT_DEREFERENCE</text:p>
      <text:p text:style-name="P1"/>
      <text:p text:style-name="P1">EXPLICIT_DEREFERENCE ::= NAME.all</text:p>
      <text:p text:style-name="P1"/>
      <text:p text:style-name="P1">IMPLICIT_DEREFERENCE ::= NAME</text:p>
      <text:p text:style-name="P1"/>
      <text:p text:style-name="P1">INDEXED_COMPONENT ::= PREFIX(EXPRESSION {, EXPRESSION})</text:p>
      <text:p text:style-name="P1"/>
      <text:p text:style-name="P1">SLICE ::= PREFIX(DISCRETE_RANGE)</text:p>
      <text:p text:style-name="P1"/>
      <text:p text:style-name="P1">SELECTED_COMPONENT ::= PREFIX.SELECTOR_NAME</text:p>
      <text:p text:style-name="P1"/>
      <text:p text:style-name="P1">SELECTOR_NAME ::= IDENTIFIER | CHARACTER_LITERAL | OPERATOR_SYMBOL</text:p>
      <text:p text:style-name="P1"/>
      <text:p text:style-name="P1">ATTRIBUTE_REFERENCE ::=</text:p>
      <text:p text:style-name="P1"><text:s text:c="5"/>PREFIX'ATTRIBUTE_DESIGNATOR</text:p>
      <text:p text:style-name="P1"><text:s text:c="3"/>| REDUCTION_ATTRIBUTE_REFERENCE</text:p>
      <text:p text:style-name="P1"/>
      <text:p text:style-name="P1">ATTRIBUTE_DESIGNATOR ::=</text:p>
      <text:p text:style-name="P1"><text:s text:c="5"/>IDENTIFIER [(static_EXPRESSION)]</text:p>
      <text:p text:style-name="P1"><text:s text:c="3"/>| `Access` | `Delta` | `Digits` | `Mod`</text:p>
      <text:p text:style-name="P1"/>
      <text:p text:style-name="P1">RANGE_ATTRIBUTE_REFERENCE ::= PREFIX'RANGE_ATTRIBUTE_DESIGNATOR</text:p>
      <text:p text:style-name="P1"/>
      <text:p text:style-name="P1">RANGE_ATTRIBUTE_DESIGNATOR ::= `Range`[(static_EXPRESSION)]</text:p>
      <text:p text:style-name="P1"/>
      <text:p text:style-name="P1">GENERALIZED_REFERENCE ::= reference_object_NAME</text:p>
      <text:p text:style-name="P1"/>
      <text:p text:style-name="P1">GENERALIZED_INDEXING ::=</text:p>
      <text:p text:style-name="P1"><text:s text:c="3"/>indexable_container_object_PREFIX ACTUAL_PARAMETER_PART</text:p>
      <text:p text:style-name="P1"/>
      <text:p text:style-name="P1">AGGREGATE ::=</text:p>
      <text:p text:style-name="P1"><text:s text:c="5"/>RECORD_AGGREGATE</text:p>
      <text:p text:style-name="P1"><text:s text:c="3"/>| EXTENSION_AGGREGATE </text:p>
      <text:p text:style-name="P1"><text:s text:c="3"/>| ARRAY_AGGREGATE</text:p>
      <text:p text:style-name="P1"><text:s text:c="3"/>| DELTA_AGGREGATE </text:p>
      <text:p text:style-name="P1"><text:s text:c="3"/>| CONTAINER_AGGREGATE</text:p>
      <text:p text:style-name="P1"/>
      <text:p text:style-name="P1">RECORD_AGGREGATE ::= (RECORD_COMPONENT_ASSOCIATION_LIST)</text:p>
      <text:p text:style-name="P1"/>
      <text:p text:style-name="P1">RECORD_COMPONENT_ASSOCIATION_LIST ::=</text:p>
      <text:p text:style-name="P1"><text:s text:c="5"/>RECORD_COMPONENT_ASSOCIATION {, RECORD_COMPONENT_ASSOCIATION}</text:p>
      <text:p text:style-name="P1"><text:s text:c="3"/>| null record</text:p>
      <text:p text:style-name="P1"/>
      <text:p text:style-name="P1">RECORD_COMPONENT_ASSOCIATION ::=</text:p>
      <text:p text:style-name="P1"><text:s text:c="5"/>[COMPONENT_CHOICE_LIST =&gt;] EXPRESSION</text:p>
      <text:p text:style-name="P1"><text:s text:c="3"/>| COMPONENT_CHOICE_LIST =&gt; &lt;&gt;</text:p>
      <text:p text:style-name="P1"/>
      <text:p text:style-name="P1">COMPONENT_CHOICE_LIST ::=</text:p>
      <text:p text:style-name="P1"><text:s text:c="5"/>component_SELECTOR_NAME {`|` component_SELECTOR_NAME}</text:p>
      <text:p text:style-name="P1"><text:s text:c="3"/>| others</text:p>
      <text:p text:style-name="P1"/>
      <text:p text:style-name="P1">EXTENSION_AGGREGATE ::=</text:p>
      <text:p text:style-name="P1"><text:s text:c="3"/>(ANCESTOR_PART with RECORD_COMPONENT_ASSOCIATION_LIST)</text:p>
      <text:p text:style-name="P1"/>
      <text:p text:style-name="P1">ANCESTOR_PART ::= EXPRESSION | SUBTYPE_MARK</text:p>
      <text:p text:style-name="P1">ARRAY_AGGREGATE ::=</text:p>
      <text:p text:style-name="P1"><text:s text:c="5"/>POSITIONAL_ARRAY_AGGREGATE</text:p>
      <text:p text:style-name="P1"><text:s text:c="3"/>| NULL_ARRAY_AGGREGATE</text:p>
      <text:p text:style-name="P1"><text:s text:c="3"/>| NAMED_ARRAY_AGGREGATE</text:p>
      <text:p text:style-name="P1"/>
      <text:p text:style-name="P1">POSITIONAL_ARRAY_AGGREGATE ::=</text:p>
      <text:p text:style-name="P1"><text:s text:c="5"/>(EXPRESSION , EXPRESSION {, EXPRESSION})</text:p>
      <text:p text:style-name="P1"><text:s text:c="3"/>| (EXPRESSION {, EXPRESSION}, others =&gt; EXPRESSION)</text:p>
      <text:p text:style-name="P1"><text:s text:c="3"/>| (EXPRESSION {, EXPRESSION}, others =&gt; &lt;&gt;)</text:p>
      <text:p text:style-name="P1"><text:s text:c="3"/>| `[` EXPRESSION {, EXPRESSION}[, others =&gt; EXPRESSION] `]`</text:p>
      <text:p text:style-name="P1"><text:s text:c="3"/>| `[` EXPRESSION {, EXPRESSION}, others =&gt; &lt;&gt; `]`</text:p>
      <text:p text:style-name="P1"/>
      <text:p text:style-name="P1">NULL_ARRAY_AGGREGATE ::= `[` `]`</text:p>
      <text:p text:style-name="P1"/>
      <text:p text:style-name="P1">NAMED_ARRAY_AGGREGATE ::=</text:p>
      <text:p text:style-name="P1"><text:s text:c="5"/>(ARRAY_COMPONENT_ASSOCIATION_LIST)</text:p>
      <text:p text:style-name="P1"><text:s text:c="3"/>| `[` ARRAY_COMPONENT_ASSOCIATION_LIST `]`</text:p>
      <text:p text:style-name="P1"/>
      <text:p text:style-name="P1">ARRAY_COMPONENT_ASSOCIATION_LIST ::=</text:p>
      <text:p text:style-name="P1"><text:s text:c="3"/>ARRAY_COMPONENT_ASSOCIATION {, ARRAY_COMPONENT_ASSOCIATION}</text:p>
      <text:p text:style-name="P1"/>
      <text:p text:style-name="P1">ARRAY_COMPONENT_ASSOCIATION ::=</text:p>
      <text:p text:style-name="P1"><text:s text:c="5"/>DISCRETE_CHOICE_LIST =&gt; EXPRESSION</text:p>
      <text:p text:style-name="P1"><text:s text:c="3"/>| DISCRETE_CHOICE_LIST =&gt; &lt;&gt;</text:p>
      <text:p text:style-name="P1"><text:s text:c="3"/>| ITERATED_COMPONENT_ASSOCIATION</text:p>
      <text:p text:style-name="P1"/>
      <text:p text:style-name="P1">ITERATED_COMPONENT_ASSOCIATION ::=</text:p>
      <text:p text:style-name="P1"><text:s text:c="5"/>for DEFINING_IDENTIFIER in DISCRETE_CHOICE_LIST =&gt; EXPRESSION</text:p>
      <text:p text:style-name="P1"><text:s text:c="3"/>| for ITERATOR_SPECIFICATION =&gt; EXPRESSION</text:p>
      <text:p text:style-name="P1"/>
      <text:p text:style-name="P1">DELTA_AGGREGATE ::= RECORD_DELTA_AGGREGATE | ARRAY_DELTA_AGGREGATE</text:p>
      <text:p text:style-name="P1"/>
      <text:p text:style-name="P1">RECORD_DELTA_AGGREGATE ::=</text:p>
      <text:p text:style-name="P1"><text:s text:c="3"/>(base_EXPRESSION with delta RECORD_COMPONENT_ASSOCIATION_LIST)</text:p>
      <text:p text:style-name="P1"/>
      <text:p text:style-name="P1">ARRAY_DELTA_AGGREGATE ::=</text:p>
      <text:p text:style-name="P1"><text:s text:c="5"/>(base_EXPRESSION with delta ARRAY_COMPONENT_ASSOCIATION_LIST)</text:p>
      <text:p text:style-name="P1"><text:s text:c="3"/>| `[` base_EXPRESSION with delta ARRAY_COMPONENT_ASSOCIATION_LIST `]`</text:p>
      <text:p text:style-name="P1"/>
      <text:p text:style-name="P1">CONTAINER_AGGREGATE ::=</text:p>
      <text:p text:style-name="P1"><text:s text:c="5"/>NULL_CONTAINER_AGGREGATE</text:p>
      <text:p text:style-name="P1"><text:s text:c="3"/>| POSITIONAL_CONTAINER_AGGREGATE</text:p>
      <text:p text:style-name="P1"><text:s text:c="3"/>| NAMED_CONTAINER_AGGREGATE</text:p>
      <text:p text:style-name="P1"/>
      <text:p text:style-name="P1">NULL_CONTAINER_AGGREGATE ::= `[` `]`</text:p>
      <text:p text:style-name="P1"/>
      <text:p text:style-name="P1">POSITIONAL_CONTAINER_AGGREGATE ::= `[` EXPRESSION {, EXPRESSION} `]`</text:p>
      <text:p text:style-name="P1"/>
      <text:p text:style-name="P1">NAMED_CONTAINER_AGGREGATE ::= `[` CONTAINER_ELEMENT_ASSOCIATION_LIST `]`</text:p>
      <text:p text:style-name="P1"/>
      <text:p text:style-name="P1">CONTAINER_ELEMENT_ASSOCIATION_LIST ::=</text:p>
      <text:p text:style-name="P1"><text:s text:c="3"/>CONTAINER_ELEMENT_ASSOCIATION {, CONTAINER_ELEMENT_ASSOCIATION}</text:p>
      <text:p text:style-name="P1"/>
      <text:p text:style-name="P1">CONTAINER_ELEMENT_ASSOCIATION ::=</text:p>
      <text:p text:style-name="P1"><text:s text:c="5"/>KEY_CHOICE_LIST =&gt; EXPRESSION</text:p>
      <text:p text:style-name="P1"><text:s text:c="3"/>| KEY_CHOICE_LIST =&gt; &lt;&gt;</text:p>
      <text:p text:style-name="P1"><text:s text:c="3"/>| ITERATED_ELEMENT_ASSOCIATION</text:p>
      <text:p text:style-name="P1"/>
      <text:p text:style-name="P1">KEY_CHOICE_LIST ::= KEY_CHOICE {`|` KEY_CHOICE}</text:p>
      <text:p text:style-name="P1"/>
      <text:p text:style-name="P1">KEY_CHOICE ::= key_EXPRESSION | DISCRETE_RANGE</text:p>
      <text:p text:style-name="P1"/>
      <text:p text:style-name="P1">ITERATED_ELEMENT_ASSOCIATION ::=</text:p>
      <text:p text:style-name="P1"><text:s text:c="5"/>for LOOP_PARAMETER_SPECIFICATION [use key_EXPRESSION] =&gt; EXPRESSION</text:p>
      <text:p text:style-name="P1"><text:s text:c="3"/>| for ITERATOR_SPECIFICATION [use key_EXPRESSION] =&gt; EXPRESSION</text:p>
      <text:p text:style-name="P1"/>
      <text:p text:style-name="P1">EXPRESSION ::=</text:p>
      <text:p text:style-name="P1"><text:s text:c="5"/>RELATION {and RELATION}</text:p>
      <text:p text:style-name="P1"><text:s text:c="3"/>| RELATION {or RELATION}</text:p>
      <text:p text:style-name="P1"><text:s text:c="3"/>| RELATION {xor RELATION}</text:p>
      <text:p text:style-name="P1"><text:s text:c="3"/>| RELATION {and then RELATION}</text:p>
      <text:p text:style-name="P1"><text:s text:c="3"/>| RELATION {or else RELATION}</text:p>
      <text:p text:style-name="P1"/>
      <text:p text:style-name="P1"/>
      <text:p text:style-name="P1"/>
      <text:p text:style-name="P1">CHOICE_EXPRESSION ::=</text:p>
      <text:p text:style-name="P1"><text:s text:c="5"/>CHOICE_RELATION {and CHOICE_RELATION}</text:p>
      <text:p text:style-name="P1"><text:s text:c="3"/>| CHOICE_RELATION {or CHOICE_RELATION}</text:p>
      <text:p text:style-name="P1"><text:s text:c="3"/>| CHOICE_RELATION {xor CHOICE_RELATION}</text:p>
      <text:p text:style-name="P1"><text:s text:c="3"/>| CHOICE_RELATION {and then CHOICE_RELATION}</text:p>
      <text:p text:style-name="P1"><text:s text:c="3"/>| CHOICE_RELATION {or else CHOICE_RELATION}</text:p>
      <text:p text:style-name="P1"/>
      <text:p text:style-name="P1">CHOICE_RELATION ::=</text:p>
      <text:p text:style-name="P1"><text:s text:c="3"/>SIMPLE_EXPRESSION [RELATIONAL_OPERATOR SIMPLE_EXPRESSION]</text:p>
      <text:p text:style-name="P1"/>
      <text:p text:style-name="P1">RELATION ::=</text:p>
      <text:p text:style-name="P1"><text:s text:c="5"/>SIMPLE_EXPRESSION [RELATIONAL_OPERATOR SIMPLE_EXPRESSION]</text:p>
      <text:p text:style-name="P1"><text:s text:c="3"/>| tested_SIMPLE_EXPRESSION [not] in MEMBERSHIP_CHOICE_LIST</text:p>
      <text:p text:style-name="P1"><text:s text:c="3"/>| RAISE_EXPRESSION</text:p>
      <text:p text:style-name="P1"/>
      <text:p text:style-name="P1">MEMBERSHIP_CHOICE_LIST ::= MEMBERSHIP_CHOICE {`|` MEMBERSHIP_CHOICE}</text:p>
      <text:p text:style-name="P1"/>
      <text:p text:style-name="P1">MEMBERSHIP_CHOICE ::= choice_SIMPLE_EXPRESSION | RANGE | SUBTYPE_MARK</text:p>
      <text:p text:style-name="P1"/>
      <text:p text:style-name="P1">SIMPLE_EXPRESSION ::=</text:p>
      <text:p text:style-name="P1"><text:s text:c="3"/>[UNARY_ADDING_OPERATOR] TERM {BINARY_ADDING_OPERATOR TERM}</text:p>
      <text:p text:style-name="P1"/>
      <text:p text:style-name="P1">TERM ::= FACTOR {MULTIPLYING_OPERATOR FACTOR}</text:p>
      <text:p text:style-name="P1"/>
      <text:p text:style-name="P1">FACTOR ::= PRIMARY [** PRIMARY] | abs PRIMARY | not PRIMARY</text:p>
      <text:p text:style-name="P1"/>
      <text:p text:style-name="P1">PRIMARY ::=</text:p>
      <text:p text:style-name="P1"><text:s text:c="5"/>NUMERIC_LITERAL</text:p>
      <text:p text:style-name="P1"><text:s text:c="3"/>| null</text:p>
      <text:p text:style-name="P1"><text:s text:c="3"/>| STRING_LITERAL</text:p>
      <text:p text:style-name="P1"><text:s text:c="3"/>| AGGREGATE</text:p>
      <text:p text:style-name="P1"><text:s text:c="3"/>| NAME</text:p>
      <text:p text:style-name="P1"><text:s text:c="3"/>| ALLOCATOR</text:p>
      <text:p text:style-name="P1"><text:s text:c="3"/>| (EXPRESSION)</text:p>
      <text:p text:style-name="P1"><text:s text:c="3"/>| (CONDITIONAL_EXPRESSION)</text:p>
      <text:p text:style-name="P1"><text:s text:c="3"/>| (QUANTIFIED_EXPRESSION)</text:p>
      <text:p text:style-name="P1"><text:s text:c="3"/>| (DECLARE_EXPRESSION)</text:p>
      <text:p text:style-name="P1"/>
      <text:p text:style-name="P1">LOGICAL_OPERATOR ::= and | or | xor</text:p>
      <text:p text:style-name="P1"/>
      <text:p text:style-name="P1">RELATIONAL_OPERATOR ::= = | /= | &lt; | &lt;= | &gt; | &gt;=</text:p>
      <text:p text:style-name="P1"/>
      <text:p text:style-name="P1">BINARY_ADDING_OPERATOR ::= + | – | &amp;</text:p>
      <text:p text:style-name="P1"/>
      <text:p text:style-name="P1">UNARY_ADDING_OPERATOR ::= + | –</text:p>
      <text:p text:style-name="P1"/>
      <text:p text:style-name="P1">MULTIPLYING_OPERATOR ::= * | / | mod | rem</text:p>
      <text:p text:style-name="P1"/>
      <text:p text:style-name="P1">HIGHEST_PRECEDENCE_OPERATOR ::= ** | abs | not</text:p>
      <text:p text:style-name="P1"/>
      <text:p text:style-name="P1">CONDITIONAL_EXPRESSION ::= IF_EXPRESSION | CASE_EXPRESSION</text:p>
      <text:p text:style-name="P1"/>
      <text:p text:style-name="P1">IF_EXPRESSION ::=</text:p>
      <text:p text:style-name="P1"><text:s text:c="3"/>if CONDITION then dependent_EXPRESSION</text:p>
      <text:p text:style-name="P1"><text:s text:c="3"/>{elsif CONDITION then dependent_EXPRESSION}</text:p>
      <text:p text:style-name="P1"><text:s text:c="3"/>[else dependent_EXPRESSION]</text:p>
      <text:p text:style-name="P1"/>
      <text:p text:style-name="P1">CONDITION ::= boolean_EXPRESSION</text:p>
      <text:p text:style-name="P1"/>
      <text:p text:style-name="P1">CASE_EXPRESSION ::=</text:p>
      <text:p text:style-name="P1"><text:s text:c="3"/>case selecting_EXPRESSION is</text:p>
      <text:p text:style-name="P1"><text:s text:c="6"/>CASE_EXPRESSION_ALTERNATIVE {, CASE_EXPRESSION_ALTERNATIVE}</text:p>
      <text:p text:style-name="P1"/>
      <text:p text:style-name="P1">CASE_EXPRESSION_ALTERNATIVE ::=</text:p>
      <text:p text:style-name="P1"><text:s text:c="3"/>when DISCRETE_CHOICE_LIST =&gt;</text:p>
      <text:p text:style-name="P1"><text:s text:c="6"/>dependent_EXPRESSION</text:p>
      <text:p text:style-name="P1"/>
      <text:p text:style-name="P1">QUANTIFIED_EXPRESSION ::=</text:p>
      <text:p text:style-name="P1"><text:s text:c="5"/>for QUANTIFIER LOOP_PARAMETER_SPECIFICATION =&gt; PREDICATE</text:p>
      <text:p text:style-name="P1"><text:s text:c="3"/>| for QUANTIFIER ITERATOR_SPECIFICATION =&gt; PREDICATE</text:p>
      <text:p text:style-name="P1"/>
      <text:p text:style-name="P1">QUANTIFIER ::= all | some</text:p>
      <text:p text:style-name="P1"/>
      <text:p text:style-name="P1">PREDICATE ::= boolean_EXPRESSION</text:p>
      <text:p text:style-name="P1"/>
      <text:p text:style-name="P1"><text:soft-page-break/>DECLARE_EXPRESSION ::=</text:p>
      <text:p text:style-name="P1"><text:s text:c="3"/>declare {DECLARE_ITEM}</text:p>
      <text:p text:style-name="P1"><text:s text:c="3"/>begin body_EXPRESSION</text:p>
      <text:p text:style-name="P1"/>
      <text:p text:style-name="P1">DECLARE_ITEM ::= OBJECT_DECLARATION | OBJECT_RENAMING_DECLARATION</text:p>
      <text:p text:style-name="P1"/>
      <text:p text:style-name="P1">REDUCTION_ATTRIBUTE_REFERENCE ::=</text:p>
      <text:p text:style-name="P1"><text:s text:c="5"/>VALUE_SEQUENCE'REDUCTION_ATTRIBUTE_DESIGNATOR</text:p>
      <text:p text:style-name="P1"><text:s text:c="3"/>| PREFIX'REDUCTION_ATTRIBUTE_DESIGNATOR</text:p>
      <text:p text:style-name="P1"/>
      <text:p text:style-name="P1">VALUE_SEQUENCE ::=</text:p>
      <text:p text:style-name="P1"><text:s text:c="3"/>`[` [parallel [(CHUNK_SPECIFICATION)] [ASPECT_SPECIFICATION]]</text:p>
      <text:p text:style-name="P1"><text:s text:c="6"/>ITERATED_ELEMENT_ASSOCIATION `]`</text:p>
      <text:p text:style-name="P1"/>
      <text:p text:style-name="P1">REDUCTION_ATTRIBUTE_DESIGNATOR ::=</text:p>
      <text:p text:style-name="P1"><text:s text:c="3"/>reduction_IDENTIFIER(REDUCTION_SPECIFICATION)</text:p>
      <text:p text:style-name="P1"/>
      <text:p text:style-name="P1">REDUCTION_SPECIFICATION ::= reducer_NAME , initial_value_EXPRESSION</text:p>
      <text:p text:style-name="P1"/>
      <text:p text:style-name="P1">TYPE_CONVERSION ::= SUBTYPE_MARK(EXPRESSION) | SUBTYPE_MARK(NAME)</text:p>
      <text:p text:style-name="P1"/>
      <text:p text:style-name="P1">QUALIFIED_EXPRESSION ::=</text:p>
      <text:p text:style-name="P1"><text:s text:c="3"/>SUBTYPE_MARK'(EXPRESSION) | SUBTYPE_MARK'AGGREGATE</text:p>
      <text:p text:style-name="P1"/>
      <text:p text:style-name="P1">ALLOCATOR ::=</text:p>
      <text:p text:style-name="P1"><text:s text:c="5"/>new [SUBPOOL_SPECIFICATION] SUBTYPE_INDICATION</text:p>
      <text:p text:style-name="P1"><text:s text:c="3"/>| new [SUBPOOL_SPECIFICATION] QUALIFIED_EXPRESSION</text:p>
      <text:p text:style-name="P1"/>
      <text:p text:style-name="P1">SUBPOOL_SPECIFICATION ::= (subpool_handle_NAME)</text:p>
      <text:p text:style-name="P1"/>
      <text:p text:style-name="P8">--RM 05 Statements</text:p>
      <text:p text:style-name="P1"/>
      <text:p text:style-name="P1">SEQUENCE_OF_STATEMENTS ::= STATEMENT {STATEMENT} {LABEL}</text:p>
      <text:p text:style-name="P1"/>
      <text:p text:style-name="P1">STATEMENT ::= {LABEL} SIMPLE_STATEMENT | {LABEL} COMPOUND_STATEMENT</text:p>
      <text:p text:style-name="P1"/>
      <text:p text:style-name="P1">SIMPLE_STATEMENT ::=</text:p>
      <text:p text:style-name="P1"><text:s text:c="5"/>NULL_STATEMENT</text:p>
      <text:p text:style-name="P1"><text:s text:c="3"/>| ASSIGNMENT_STATEMENT</text:p>
      <text:p text:style-name="P1"><text:s text:c="3"/>| EXIT_STATEMENT</text:p>
      <text:p text:style-name="P1"><text:s text:c="3"/>| GOTO_STATEMENT</text:p>
      <text:p text:style-name="P1"><text:s text:c="3"/>| PROCEDURE_CALL_STATEMENT</text:p>
      <text:p text:style-name="P1"><text:s text:c="3"/>| SIMPLE_RETURN_STATEMENT</text:p>
      <text:p text:style-name="P1"><text:s text:c="3"/>| ENTRY_CALL_STATEMENT</text:p>
      <text:p text:style-name="P1"><text:s text:c="3"/>| REQUEUE_STATEMENT</text:p>
      <text:p text:style-name="P1"><text:s text:c="3"/>| DELAY_STATEMENT</text:p>
      <text:p text:style-name="P1"><text:s text:c="3"/>| ABORT_STATEMENT</text:p>
      <text:p text:style-name="P1"><text:s text:c="3"/>| RAISE_STATEMENT</text:p>
      <text:p text:style-name="P1"><text:s text:c="3"/>| CODE_STATEMENT</text:p>
      <text:p text:style-name="P1"/>
      <text:p text:style-name="P1">COMPOUND_STATEMENT ::=</text:p>
      <text:p text:style-name="P1"><text:s text:c="5"/>IF_STATEMENT</text:p>
      <text:p text:style-name="P1"><text:s text:c="3"/>| CASE_STATEMENT</text:p>
      <text:p text:style-name="P1"><text:s text:c="3"/>| LOOP_STATEMENT</text:p>
      <text:p text:style-name="P1"><text:s text:c="3"/>| BLOCK_STATEMENT</text:p>
      <text:p text:style-name="P1"><text:s text:c="3"/>| EXTENDED_RETURN_STATEMENT</text:p>
      <text:p text:style-name="P1"><text:s text:c="3"/>| PARALLEL_BLOCK_STATEMENT</text:p>
      <text:p text:style-name="P1"><text:s text:c="3"/>| ACCEPT_STATEMENT</text:p>
      <text:p text:style-name="P1"><text:s text:c="3"/>| SELECT_STATEMENT</text:p>
      <text:p text:style-name="P1"/>
      <text:p text:style-name="P1">NULL_STATEMENT ::= null;</text:p>
      <text:p text:style-name="P1"/>
      <text:p text:style-name="P1">LABEL ::= &lt;&lt;label_STATEMENT_IDENTIFIER&gt;&gt;</text:p>
      <text:p text:style-name="P1"/>
      <text:p text:style-name="P1">STATEMENT_IDENTIFIER ::= DIRECT_NAME</text:p>
      <text:p text:style-name="P1"/>
      <text:p text:style-name="P1">ASSIGNMENT_STATEMENT ::= variable_NAME := EXPRESSION;</text:p>
      <text:p text:style-name="P1"/>
      <text:p text:style-name="P1">TARGET_NAME ::= @</text:p>
      <text:p text:style-name="P1"/>
      <text:p text:style-name="P1"/>
      <text:p text:style-name="P1"/>
      <text:p text:style-name="P1"/>
      <text:p text:style-name="P1"/>
      <text:p text:style-name="P1"/>
      <text:p text:style-name="P1">IF_STATEMENT ::=</text:p>
      <text:p text:style-name="P1"><text:s text:c="3"/>if CONDITION then</text:p>
      <text:p text:style-name="P1"><text:s text:c="6"/>SEQUENCE_OF_STATEMENTS</text:p>
      <text:p text:style-name="P1"><text:s text:c="3"/>{elsif CONDITION then</text:p>
      <text:p text:style-name="P1"><text:s text:c="6"/>SEQUENCE_OF_STATEMENTS}</text:p>
      <text:p text:style-name="P1"><text:s text:c="3"/>[else</text:p>
      <text:p text:style-name="P1"><text:s text:c="6"/>SEQUENCE_OF_STATEMENTS]</text:p>
      <text:p text:style-name="P1"><text:s text:c="3"/>end if;</text:p>
      <text:p text:style-name="P1"/>
      <text:p text:style-name="P1">CASE_STATEMENT ::=</text:p>
      <text:p text:style-name="P1"><text:s text:c="3"/>case selecting_EXPRESSION is</text:p>
      <text:p text:style-name="P1"><text:s text:c="6"/>CASE_STATEMENT_ALTERNATIVE</text:p>
      <text:p text:style-name="P1"><text:s text:c="6"/>{CASE_STATEMENT_ALTERNATIVE}</text:p>
      <text:p text:style-name="P1"><text:s text:c="3"/>end case;</text:p>
      <text:p text:style-name="P1"/>
      <text:p text:style-name="P1">CASE_STATEMENT_ALTERNATIVE ::=</text:p>
      <text:p text:style-name="P1"><text:s text:c="3"/>when DISCRETE_CHOICE_LIST =&gt;</text:p>
      <text:p text:style-name="P1"><text:s text:c="6"/>SEQUENCE_OF_STATEMENTS</text:p>
      <text:p text:style-name="P1"/>
      <text:p text:style-name="P1">LOOP_STATEMENT ::=</text:p>
      <text:p text:style-name="P1"><text:s text:c="3"/>[loop_STATEMENT_IDENTIFIER :]</text:p>
      <text:p text:style-name="P1"><text:s text:c="6"/>[ITERATION_SCHEME] LOOP</text:p>
      <text:p text:style-name="P1"><text:s text:c="9"/>SEQUENCE_OF_STATEMENTS</text:p>
      <text:p text:style-name="P1"><text:s text:c="6"/>end LOOP [loop_IDENTIFIER];</text:p>
      <text:p text:style-name="P1"/>
      <text:p text:style-name="P1">ITERATION_SCHEME ::=</text:p>
      <text:p text:style-name="P1"><text:s text:c="5"/>while CONDITION</text:p>
      <text:p text:style-name="P1"><text:s text:c="3"/>| for LOOP_PARAMETER_SPECIFICATION</text:p>
      <text:p text:style-name="P1"><text:s text:c="3"/>| for ITERATOR_SPECIFICATION</text:p>
      <text:p text:style-name="P1"><text:s text:c="3"/>| [parallel [ASPECT_SPECIFICATION]]</text:p>
      <text:p text:style-name="P1"><text:s text:c="8"/>for PROCEDURAL_ITERATOR</text:p>
      <text:p text:style-name="P1"><text:s text:c="3"/>| parallel [(CHUNK_SPECIFICATION)] [ASPECT_SPECIFICATION]</text:p>
      <text:p text:style-name="P1"><text:s text:c="8"/>for LOOP_PARAMETER_SPECIFICATION</text:p>
      <text:p text:style-name="P1"><text:s text:c="3"/>| parallel [(CHUNK_SPECIFICATION)] [ASPECT_SPECIFICATION]</text:p>
      <text:p text:style-name="P1"><text:s text:c="8"/>for ITERATOR_SPECIFICATION</text:p>
      <text:p text:style-name="P1"/>
      <text:p text:style-name="P1">CHUNK_SPECIFICATION ::=</text:p>
      <text:p text:style-name="P1"><text:s text:c="5"/>integer_SIMPLE_EXPRESSION</text:p>
      <text:p text:style-name="P1"><text:s text:c="3"/>| DEFINING_IDENTIFIER in DISCRETE_SUBTYPE_DEFINITION</text:p>
      <text:p text:style-name="P1"/>
      <text:p text:style-name="P1">LOOP_PARAMETER_SPECIFICATION ::=</text:p>
      <text:p text:style-name="P1"><text:s text:c="3"/>DEFINING_IDENTIFIER in [reverse] DISCRETE_SUBTYPE_DEFINITION</text:p>
      <text:p text:style-name="P1"><text:s text:c="6"/>[ITERATOR_FILTER]</text:p>
      <text:p text:style-name="P1"/>
      <text:p text:style-name="P1">ITERATOR_FILTER ::= when CONDITION</text:p>
      <text:p text:style-name="P1"/>
      <text:p text:style-name="P1">ITERATOR_SPECIFICATION ::=</text:p>
      <text:p text:style-name="P1"><text:s text:c="5"/>DEFINING_IDENTIFIER [: LOOP_PARAMETER_SUBTYPE_INDICATION]</text:p>
      <text:p text:style-name="P1"><text:s text:c="8"/>in [reverse] iterator_NAME [ITERATOR_FILTER]</text:p>
      <text:p text:style-name="P1"><text:s text:c="3"/>| DEFINING_IDENTIFIER [: LOOP_PARAMETER_SUBTYPE_INDICATION</text:p>
      <text:p text:style-name="P1"><text:s text:c="8"/>of [reverse] iterable_NAME [ITERATOR_FILTER]</text:p>
      <text:p text:style-name="P1"/>
      <text:p text:style-name="P1">LOOP_PARAMETER_SUBTYPE_INDICATION ::=</text:p>
      <text:p text:style-name="P1"><text:s text:c="3"/>SUBTYPE_INDICATION | ACCESS_DEFINITION</text:p>
      <text:p text:style-name="P1"/>
      <text:p text:style-name="P1">PROCEDURAL_ITERATOR ::=</text:p>
      <text:p text:style-name="P1"><text:s text:c="3"/>ITERATOR_PARAMETER_SPECIFICATION of ITERATOR_PROCEDURE_CALL</text:p>
      <text:p text:style-name="P1"><text:s text:c="6"/>[ITERATOR_FILTER]</text:p>
      <text:p text:style-name="P1"/>
      <text:p text:style-name="P1">ITERATOR_PARAMETER_SPECIFICATION ::=</text:p>
      <text:p text:style-name="P1"><text:s text:c="5"/>FORMAL_PART</text:p>
      <text:p text:style-name="P1"><text:s text:c="3"/>| (DEFINING_IDENTIFIER {, DEFINING_IDENTIFIER})</text:p>
      <text:p text:style-name="P1"/>
      <text:p text:style-name="P1">ITERATOR_PROCEDURE_CALL ::=</text:p>
      <text:p text:style-name="P1"><text:s text:c="5"/>procedure_NAME</text:p>
      <text:p text:style-name="P1"><text:s text:c="3"/>| procedure_PREFIX ITERATOR_ACTUAL_PARAMETER_PART</text:p>
      <text:p text:style-name="P1"/>
      <text:p text:style-name="P1">ITERATOR_ACTUAL_PARAMETER_PART ::=</text:p>
      <text:p text:style-name="P1"><text:s text:c="3"/>(ITERATOR_PARAMETER_ASSOCIATION {, ITERATOR_PARAMETER_ASSOCIATION})</text:p>
      <text:p text:style-name="P1"/>
      <text:p text:style-name="P1">ITERATOR_PARAMETER_ASSOCIATION ::=</text:p>
      <text:p text:style-name="P1"><text:s text:c="5"/>PARAMETER_ASSOCIATION | PARAMETER_ASSOCIATION_WITH_BOX</text:p>
      <text:p text:style-name="P1"/>
      <text:p text:style-name="P1">PARAMETER_ASSOCIATION_WITH_BOX ::=</text:p>
      <text:p text:style-name="P1"><text:s text:c="3"/>[formal_parameter_SELECTOR_NAME =&gt;] &lt;&gt;</text:p>
      <text:p text:style-name="P1">BLOCK_STATEMENT ::=</text:p>
      <text:p text:style-name="P1"><text:s text:c="3"/>[block_STATEMENT_IDENTIFIER :]</text:p>
      <text:p text:style-name="P1"><text:s text:c="6"/>[DECLARE</text:p>
      <text:p text:style-name="P1"><text:s text:c="9"/>DECLARATIVE_PART]</text:p>
      <text:p text:style-name="P1"><text:s text:c="6"/>begin</text:p>
      <text:p text:style-name="P1"><text:s text:c="9"/>HANDLED_SEQUENCE_OF_STATEMENTS</text:p>
      <text:p text:style-name="P1"><text:s text:c="6"/>end [block_IDENTIFIER];</text:p>
      <text:p text:style-name="P1"/>
      <text:p text:style-name="P1">PARALLEL_BLOCK_STATEMENT ::=</text:p>
      <text:p text:style-name="P1"><text:s text:c="3"/>PARALLEL [(CHUNK_SPECIFICATION)] [ASPECT_SPECIFICATION] do</text:p>
      <text:p text:style-name="P1"><text:s text:c="6"/>SEQUENCE_OF_STATEMENTS</text:p>
      <text:p text:style-name="P1"><text:s text:c="3"/>and</text:p>
      <text:p text:style-name="P1"><text:s text:c="6"/>SEQUENCE_OF_STATEMENTS</text:p>
      <text:p text:style-name="P1"><text:s text:c="3"/>{and</text:p>
      <text:p text:style-name="P1"><text:s text:c="6"/>SEQUENCE_OF_STATEMENTS}</text:p>
      <text:p text:style-name="P1"><text:s text:c="3"/>end do;</text:p>
      <text:p text:style-name="P1"/>
      <text:p text:style-name="P1">EXIT_STATEMENT ::= exit [loop_NAME] [WHEN CONDITION];</text:p>
      <text:p text:style-name="P1"/>
      <text:p text:style-name="P1">GOTO_STATEMENT ::= goto label_NAME;</text:p>
      <text:p text:style-name="P1"/>
      <text:p text:style-name="P10">--RM 06 Subprograms</text:p>
      <text:p text:style-name="P1"/>
      <text:p text:style-name="P1">SUBPROGRAM_DECLARATION ::=</text:p>
      <text:p text:style-name="P1"><text:s text:c="3"/>[OVERRIDING_INDICATOR]</text:p>
      <text:p text:style-name="P1"><text:s text:c="3"/>SUBPROGRAM_SPECIFICATION</text:p>
      <text:p text:style-name="P1"><text:s text:c="6"/>[ASPECT_SPECIFICATION];</text:p>
      <text:p text:style-name="P1"/>
      <text:p text:style-name="P1">SUBPROGRAM_SPECIFICATION ::=</text:p>
      <text:p text:style-name="P1"><text:s text:c="5"/>PROCEDURE_SPECIFICATION | FUNCTION_SPECIFICATION</text:p>
      <text:p text:style-name="P1"/>
      <text:p text:style-name="P1">PROCEDURE_SPECIFICATION ::=</text:p>
      <text:p text:style-name="P1"><text:s text:c="3"/>procedure DEFINING_PROGRAM_UNIT_NAME PARAMETER_PROFILE</text:p>
      <text:p text:style-name="P1"/>
      <text:p text:style-name="P1">FUNCTION_SPECIFICATION ::=</text:p>
      <text:p text:style-name="P1"><text:s text:c="3"/>function DEFINING_DESIGNATOR PARAMETER_AND_RESULT_PROFILE</text:p>
      <text:p text:style-name="P1"/>
      <text:p text:style-name="P1">DESIGNATOR ::= [PARENT_UNIT_NAME.] IDENTIFIER | OPERATOR_SYMBOL</text:p>
      <text:p text:style-name="P1"/>
      <text:p text:style-name="P1">DEFINING_DESIGNATOR ::=</text:p>
      <text:p text:style-name="P1"><text:s text:c="5"/>DEFINING_PROGRAM_UNIT_NAME | DEFINING_OPERATOR_SYMBOL</text:p>
      <text:p text:style-name="P1"/>
      <text:p text:style-name="P1">DEFINING_PROGRAM_UNIT_NAME ::= [PARENT_UNIT_NAME.] DEFINING_IDENTIFIER</text:p>
      <text:p text:style-name="P1"/>
      <text:p text:style-name="P1">OPERATOR_SYMBOL ::= STRING_LITERAL</text:p>
      <text:p text:style-name="P1"/>
      <text:p text:style-name="P1">DEFINING_OPERATOR_SYMBOL ::= OPERATOR_SYMBOL</text:p>
      <text:p text:style-name="P1"/>
      <text:p text:style-name="P1">PARAMETER_PROFILE ::= [FORMAL_PART]</text:p>
      <text:p text:style-name="P1"/>
      <text:p text:style-name="P1">PARAMETER_AND_RESULT_PROFILE ::=</text:p>
      <text:p text:style-name="P1"><text:s text:c="5"/>[FORMAL_PART] return [NULL_EXCLUSION] SUBTYPE_MARK</text:p>
      <text:p text:style-name="P1"><text:s text:c="3"/>| [FORMAL_PART] return ACCESS_DEFINITION</text:p>
      <text:p text:style-name="P1"/>
      <text:p text:style-name="P1">FORMAL_PART ::= (PARAMETER_SPECIFICATION {; PARAMETER_SPECIFICATION})</text:p>
      <text:p text:style-name="P1"/>
      <text:p text:style-name="P1">PARAMETER_SPECIFICATION ::=</text:p>
      <text:p text:style-name="P1"><text:s text:c="5"/>DEFINING_IDENTIFIER_LIST :</text:p>
      <text:p text:style-name="P1"><text:s text:c="8"/>[aliased] MODE [NULL_EXCLUSION] SUBTYPE_MARK</text:p>
      <text:p text:style-name="P1"><text:s text:c="11"/>[:= DEFAULT_EXPRESSION] [ASPECT_SPECIFICATION]</text:p>
      <text:p text:style-name="P1"><text:s text:c="3"/>| DEFINING_IDENTIFIER_LIST :</text:p>
      <text:p text:style-name="P1"><text:s text:c="8"/>ACCESS_DEFINITION</text:p>
      <text:p text:style-name="P1"><text:s text:c="11"/>[:= DEFAULT_EXPRESSION] [ASPECT_SPECIFICATION]</text:p>
      <text:p text:style-name="P1"/>
      <text:p text:style-name="P1">MODE ::= [in] | in out | out</text:p>
      <text:p text:style-name="P1"/>
      <text:p text:style-name="P1">GLOBAL_ASPECT_DEFINITION ::=</text:p>
      <text:p text:style-name="P1"><text:s text:c="5"/>null</text:p>
      <text:p text:style-name="P1"><text:s text:c="3"/>| `Unspecified`</text:p>
      <text:p text:style-name="P1"><text:s text:c="3"/>| GLOBAL_MODE GLOBAL_DESIGNATOR</text:p>
      <text:p text:style-name="P1"><text:s text:c="3"/>| (GLOBAL_ASPECT_ELEMENT {; GLOBAL_ASPECT_ELEMENT})</text:p>
      <text:p text:style-name="P1"/>
      <text:p text:style-name="P1">GLOBAL_ASPECT_ELEMENT ::=</text:p>
      <text:p text:style-name="P1"><text:s text:c="5"/>GLOBAL_MODE GLOBAL_SET</text:p>
      <text:p text:style-name="P1"><text:s text:c="3"/>| GLOBAL_MODE all</text:p>
      <text:p text:style-name="P1"><text:s text:c="3"/>| GLOBAL_MODE synchronized</text:p>
      <text:p text:style-name="P1"/>
      <text:p text:style-name="P1">GLOBAL_MODE ::= BASIC_GLOBAL_MODE | EXTENDED_GLOBAL_MODE</text:p>
      <text:p text:style-name="P1"/>
      <text:p text:style-name="P1">BASIC_GLOBAL_MODE ::= in | in out | out</text:p>
      <text:p text:style-name="P1"/>
      <text:p text:style-name="P1">GLOBAL_SET ::= GLOBAL_NAME {, GLOBAL_NAME}</text:p>
      <text:p text:style-name="P1"/>
      <text:p text:style-name="P1">GLOBAL_DESIGNATOR ::= all | synchronized | GLOBAL_NAME</text:p>
      <text:p text:style-name="P1"/>
      <text:p text:style-name="P1">GLOBAL_NAME ::= object_NAME | package_NAME</text:p>
      <text:p text:style-name="P1"/>
      <text:p text:style-name="P1">SUBPROGRAM_BODY ::=</text:p>
      <text:p text:style-name="P1"><text:s text:c="3"/>[OVERRIDING_INDICATOR]</text:p>
      <text:p text:style-name="P1"><text:s text:c="3"/>SUBPROGRAM_SPECIFICATION [ASPECT_SPECIFICATION] is</text:p>
      <text:p text:style-name="P1"><text:s text:c="6"/>DECLARATIVE_PART</text:p>
      <text:p text:style-name="P1"><text:s text:c="3"/>begin</text:p>
      <text:p text:style-name="P1"><text:s text:c="6"/>HANDLED_SEQUENCE_OF_STATEMENTS</text:p>
      <text:p text:style-name="P1"><text:s text:c="3"/>end [DESIGNATOR];</text:p>
      <text:p text:style-name="P1"/>
      <text:p text:style-name="P1"/>
      <text:p text:style-name="P1">PROCEDURE_CALL_STATEMENT ::=</text:p>
      <text:p text:style-name="P1"><text:s text:c="5"/>procedure_NAME;</text:p>
      <text:p text:style-name="P1"><text:s text:c="3"/>| procedure_PREFIX ACTUAL_PARAMETER_PART;</text:p>
      <text:p text:style-name="P1"/>
      <text:p text:style-name="P1">FUNCTION_CALL ::=</text:p>
      <text:p text:style-name="P1"><text:s text:c="5"/>function_NAME</text:p>
      <text:p text:style-name="P1"><text:s text:c="3"/>| function_PREFIX ACTUAL_PARAMETER_PART</text:p>
      <text:p text:style-name="P1"/>
      <text:p text:style-name="P1">ACTUAL_PARAMETER_PART ::=</text:p>
      <text:p text:style-name="P1"><text:s text:c="3"/>(PARAMETER_ASSOCIATION {, PARAMETER_ASSOCIATION})</text:p>
      <text:p text:style-name="P1"/>
      <text:p text:style-name="P1">PARAMETER_ASSOCIATION ::=</text:p>
      <text:p text:style-name="P1"><text:s text:c="3"/>[formal_parameter_SELECTOR_NAME =&gt;] EXPLICIT_ACTUAL_PARAMETER</text:p>
      <text:p text:style-name="P1"/>
      <text:p text:style-name="P1">EXPLICIT_ACTUAL_PARAMETER ::= EXPRESSION | variable_NAME</text:p>
      <text:p text:style-name="P1"/>
      <text:p text:style-name="P1">SIMPLE_RETURN_STATEMENT ::= return [EXPRESSION];</text:p>
      <text:p text:style-name="P1"/>
      <text:p text:style-name="P1">EXTENDED_RETURN_OBJECT_DECLARATION ::=</text:p>
      <text:p text:style-name="P1"><text:s text:c="3"/>DEFINING_IDENTIFIER : [aliased] [constant]</text:p>
      <text:p text:style-name="P1"><text:s text:c="6"/>RETURN_SUBTYPE_INDICATION [:= EXPRESSION]</text:p>
      <text:p text:style-name="P1"><text:s text:c="6"/>[ASPECT_SPECIFICATION]</text:p>
      <text:p text:style-name="P1"/>
      <text:p text:style-name="P1">EXTENDED_RETURN_STATEMENT ::=</text:p>
      <text:p text:style-name="P1"><text:s text:c="3"/>return EXTENDED_RETURN_OBJECT_DECLARATION [do</text:p>
      <text:p text:style-name="P1"><text:s text:c="6"/>HANDLED_SEQUENCE_OF_STATEMENTS</text:p>
      <text:p text:style-name="P1"><text:s text:c="3"/>end return];</text:p>
      <text:p text:style-name="P1"/>
      <text:p text:style-name="P1">RETURN_SUBTYPE_INDICATION ::= SUBTYPE_INDICATION | ACCESS_DEFINITION</text:p>
      <text:p text:style-name="P1"/>
      <text:p text:style-name="P1">NULL_PROCEDURE_DECLARATION ::=</text:p>
      <text:p text:style-name="P1"><text:s text:c="3"/>[OVERRIDING_INDICATOR]</text:p>
      <text:p text:style-name="P1"><text:s text:c="3"/>PROCEDURE_SPECIFICATION is null</text:p>
      <text:p text:style-name="P1"><text:s text:c="6"/>[ASPECT_SPECIFICATION];</text:p>
      <text:p text:style-name="P1"/>
      <text:p text:style-name="P1">EXPRESSION_FUNCTION_DECLARATION ::=</text:p>
      <text:p text:style-name="P1"><text:s text:c="5"/>[OVERRIDING_INDICATOR]</text:p>
      <text:p text:style-name="P1"><text:s text:c="5"/>FUNCTION_SPECIFICATION is</text:p>
      <text:p text:style-name="P1"><text:s text:c="8"/>(EXPRESSION)</text:p>
      <text:p text:style-name="P1"><text:s text:c="8"/>[ASPECT_SPECIFICATION];</text:p>
      <text:p text:style-name="P1"><text:s text:c="3"/>| [OVERRIDING_INDICATOR]</text:p>
      <text:p text:style-name="P1"><text:s text:c="5"/>FUNCTION_SPECIFICATION is</text:p>
      <text:p text:style-name="P1"><text:s text:c="8"/>AGGREGATE</text:p>
      <text:p text:style-name="P1"><text:s text:c="8"/>[ASPECT_SPECIFICATION];</text:p>
      <text:p text:style-name="P1"/>
      <text:p text:style-name="P8">--RM 07 Packages</text:p>
      <text:p text:style-name="P1"/>
      <text:p text:style-name="P1">PACKAGE_DECLARATION ::= PACKAGE_SPECIFICATION;</text:p>
      <text:p text:style-name="P1"/>
      <text:p text:style-name="P1">PACKAGE_SPECIFICATION ::=</text:p>
      <text:p text:style-name="P1"><text:s text:c="3"/>package DEFINING_PROGRAM_UNIT_NAME</text:p>
      <text:p text:style-name="P1"><text:s text:c="6"/>[ASPECT_SPECIFICATION] is</text:p>
      <text:p text:style-name="P1"><text:s text:c="6"/>{BASIC_DECLARATIVE_ITEM}</text:p>
      <text:p text:style-name="P1"><text:s text:c="3"/>[private</text:p>
      <text:p text:style-name="P1"><text:s text:c="6"/>{BASIC_DECLARATIVE_ITEM}]</text:p>
      <text:p text:style-name="P1"><text:s text:c="3"/>end [[PARENT_UNIT_NAME.] IDENTIFIER]</text:p>
      <text:p text:style-name="P1"/>
      <text:p text:style-name="P1">PACKAGE_BODY ::=</text:p>
      <text:p text:style-name="P1"><text:s text:c="3"/>package body DEFINING_PROGRAM_UNIT_NAME</text:p>
      <text:p text:style-name="P1"><text:s text:c="6"/>[ASPECT_SPECIFICATION] is</text:p>
      <text:p text:style-name="P1"><text:s text:c="6"/>DECLARATIVE_PART</text:p>
      <text:p text:style-name="P1"><text:s text:c="3"/>[begin</text:p>
      <text:p text:style-name="P1"><text:s text:c="6"/>HANDLED_SEQUENCE_OF_STATEMENTS]</text:p>
      <text:p text:style-name="P1"><text:s text:c="3"/>end [[PARENT_UNIT_NAME.] IDENTIFIER];</text:p>
      <text:p text:style-name="P1"/>
      <text:p text:style-name="P1">PRIVATE_TYPE_DECLARATION ::=</text:p>
      <text:p text:style-name="P1"><text:s text:c="3"/>type DEFINING_IDENTIFIER [DISCRIMINANT_PART] is</text:p>
      <text:p text:style-name="P1"><text:s text:c="6"/>[[abstract] tagged] [limited] private [ASPECT_SPECIFICATION];</text:p>
      <text:p text:style-name="P1"/>
      <text:p text:style-name="P1">PRIVATE_EXTENSION_DECLARATION ::=</text:p>
      <text:p text:style-name="P1"><text:s text:c="3"/>type DEFINING_IDENTIFIER [DISCRIMINANT_PART] is</text:p>
      <text:p text:style-name="P7"><text:s text:c="6"/>[abstract] [limited | synchronized]</text:p>
      <text:p text:style-name="P7"><text:s text:c="9"/>new ancestor_SUBTYPE_INDICATION</text:p>
      <text:p text:style-name="P1"><text:s text:c="6"/>[and INTERFACE_LIST] with private</text:p>
      <text:p text:style-name="P1"><text:s text:c="6"/>[ASPECT_SPECIFICATION];</text:p>
      <text:p text:style-name="P8">--RM 08 Visibility Rules</text:p>
      <text:p text:style-name="P1"/>
      <text:p text:style-name="P1">OVERRIDING_INDICATOR ::= [not] overriding</text:p>
      <text:p text:style-name="P1"/>
      <text:p text:style-name="P1">USE_CLAUSE ::= USE_PACKAGE_CLAUSE | USE_TYPE_CLAUSE</text:p>
      <text:p text:style-name="P1"/>
      <text:p text:style-name="P1">USE_PACKAGE_CLAUSE ::= use package_NAME {, package_NAME};</text:p>
      <text:p text:style-name="P1"/>
      <text:p text:style-name="P1">USE_TYPE_CLAUSE ::= use [all] type SUBTYPE_MARK {, SUBTYPE_MARK};</text:p>
      <text:p text:style-name="P1"/>
      <text:p text:style-name="P1">RENAMING_DECLARATION ::=</text:p>
      <text:p text:style-name="P1"><text:s text:c="5"/>OBJECT_RENAMING_DECLARATION</text:p>
      <text:p text:style-name="P1"><text:s text:c="3"/>| EXCEPTION_RENAMING_DECLARATION</text:p>
      <text:p text:style-name="P1"><text:s text:c="3"/>| PACKAGE_RENAMING_DECLARATION</text:p>
      <text:p text:style-name="P1"><text:s text:c="3"/>| SUBPROGRAM_RENAMING_DECLARATION</text:p>
      <text:p text:style-name="P1"><text:s text:c="3"/>| GENERIC_RENAMING_DECLARATION</text:p>
      <text:p text:style-name="P1"/>
      <text:p text:style-name="P1">OBJECT_RENAMING_DECLARATION ::=</text:p>
      <text:p text:style-name="P1"><text:s text:c="5"/>DEFINING_IDENTIFIER [: [NULL_EXCLUSION] SUBTYPE_MARK]</text:p>
      <text:p text:style-name="P1"><text:s text:c="8"/>renames object_NAME [ASPECT_SPECIFICATION];</text:p>
      <text:p text:style-name="P1"><text:s text:c="3"/>| DEFINING_IDENTIFIER : ACCESS_DEFINITION</text:p>
      <text:p text:style-name="P1"><text:s text:c="8"/>renames object_NAME [ASPECT_SPECIFICATION];</text:p>
      <text:p text:style-name="P1"/>
      <text:p text:style-name="P1">EXCEPTION_RENAMING_DECLARATION ::=</text:p>
      <text:p text:style-name="P1"><text:s text:c="3"/>DEFINING_IDENTIFIER : exception</text:p>
      <text:p text:style-name="P1"><text:s text:c="6"/>renames exception_NAME [ASPECT_SPECIFICATION];</text:p>
      <text:p text:style-name="P1"/>
      <text:p text:style-name="P1">PACKAGE_RENAMING_DECLARATION ::=</text:p>
      <text:p text:style-name="P1"><text:s text:c="3"/>package DEFINING_PROGRAM_UNIT_NAME</text:p>
      <text:p text:style-name="P1"><text:s text:c="6"/>renames package_NAME [ASPECT_SPECIFICATION];</text:p>
      <text:p text:style-name="P1"/>
      <text:p text:style-name="P1">SUBPROGRAM_RENAMING_DECLARATION ::=</text:p>
      <text:p text:style-name="P1"><text:s text:c="3"/>[OVERRIDING_INDICATOR]</text:p>
      <text:p text:style-name="P1"><text:s text:c="3"/>SUBPROGRAM_SPECIFICATION renames callable_entity_NAME</text:p>
      <text:p text:style-name="P1"><text:s text:c="6"/>[ASPECT_SPECIFICATION];</text:p>
      <text:p text:style-name="P1"/>
      <text:p text:style-name="P1">GENERIC_RENAMING_DECLARATION ::=</text:p>
      <text:p text:style-name="P1"><text:s text:c="5"/>generic package DEFINING_PROGRAM_UNIT_NAME</text:p>
      <text:p text:style-name="P1"><text:s text:c="8"/>renames generic_package_NAME [ASPECT_SPECIFICATION];</text:p>
      <text:p text:style-name="P1"><text:s text:c="3"/>| generic procedure DEFINING_PROGRAM_UNIT_NAME</text:p>
      <text:p text:style-name="P1"><text:s text:c="8"/>renames generic_procedure_NAME [ASPECT_SPECIFICATION];</text:p>
      <text:p text:style-name="P1"><text:s text:c="3"/>| generic function DEFINING_PROGRAM_UNIT_NAME</text:p>
      <text:p text:style-name="P1"><text:s text:c="8"/>renames generic_function_NAME [ASPECT_SPECIFICATION];</text:p>
      <text:p text:style-name="P1"/>
      <text:p text:style-name="P10">--RM 09 Tasks and Synchronization</text:p>
      <text:p text:style-name="P1"/>
      <text:p text:style-name="P1">TASK_TYPE_DECLARATION ::=</text:p>
      <text:p text:style-name="P1"><text:s text:c="3"/>task type DEFINING_IDENTIFIER [KNOWN_DISCRIMINANT_PART]</text:p>
      <text:p text:style-name="P1"><text:s text:c="6"/>[ASPECT_SPECIFICATION] [is</text:p>
      <text:p text:style-name="P1"><text:s text:c="9"/>[new INTERFACE_LIST with]</text:p>
      <text:p text:style-name="P1"><text:s text:c="9"/>TASK_DEFINITION];</text:p>
      <text:p text:style-name="P1"/>
      <text:p text:style-name="P1">SINGLE_TASK_DECLARATION ::=</text:p>
      <text:p text:style-name="P1"><text:s text:c="3"/>task DEFINING_IDENTIFIER</text:p>
      <text:p text:style-name="P1"><text:s text:c="6"/>[ASPECT_SPECIFICATION] [is</text:p>
      <text:p text:style-name="P1"><text:s text:c="9"/>[new INTERFACE_LIST with]</text:p>
      <text:p text:style-name="P1"><text:s text:c="9"/>TASK_DEFINITION];</text:p>
      <text:p text:style-name="P1"/>
      <text:p text:style-name="P1">TASK_DEFINITION ::=</text:p>
      <text:p text:style-name="P1"><text:s text:c="3"/>{TASK_ITEM}</text:p>
      <text:p text:style-name="P1"><text:s text:c="3"/>[private</text:p>
      <text:p text:style-name="P1"><text:s text:c="6"/>{TASK_ITEM}]</text:p>
      <text:p text:style-name="P1"><text:s text:c="3"/>end [task_IDENTIFIER]</text:p>
      <text:p text:style-name="P1"/>
      <text:p text:style-name="P1">TASK_ITEM ::= ENTRY_DECLARATION | ASPECT_CLAUSE</text:p>
      <text:p text:style-name="P1"/>
      <text:p text:style-name="P1">TASK_BODY ::=</text:p>
      <text:p text:style-name="P1"><text:s text:c="3"/>task body DEFINING_IDENTIFIER [ASPECT_SPECIFICATION] is</text:p>
      <text:p text:style-name="P1"><text:s text:c="6"/>DECLARATIVE_PART</text:p>
      <text:p text:style-name="P1"><text:s text:c="3"/>begin</text:p>
      <text:p text:style-name="P1"><text:s text:c="6"/>HANDLED_SEQUENCE_OF_STATEMENTS</text:p>
      <text:p text:style-name="P1"><text:s text:c="3"/>end [task_IDENTIFIER];</text:p>
      <text:p text:style-name="P1"/>
      <text:p text:style-name="P1">PROTECTED_TYPE_DECLARATION ::=</text:p>
      <text:p text:style-name="P1"><text:s text:c="3"/>protected type DEFINING_IDENTIFIER [KNOWN_DISCRIMINANT_PART]</text:p>
      <text:p text:style-name="P1"><text:s text:c="6"/>[ASPECT_SPECIFICATION] is</text:p>
      <text:p text:style-name="P1"><text:s text:c="9"/>[new INTERFACE_LIST with]</text:p>
      <text:p text:style-name="P1"><text:s text:c="9"/>PROTECTED_DEFINITION;</text:p>
      <text:p text:style-name="P1"/>
      <text:p text:style-name="P1">SINGLE_PROTECTED_DECLARATION ::=</text:p>
      <text:p text:style-name="P1"><text:s text:c="3"/>protected DEFINING_IDENTIFIER</text:p>
      <text:p text:style-name="P1"><text:s text:c="6"/>[ASPECT_SPECIFICATION] is</text:p>
      <text:p text:style-name="P1"><text:s text:c="9"/>[new INTERFACE_LIST with]</text:p>
      <text:p text:style-name="P1"><text:s text:c="9"/>PROTECTED_DEFINITION;</text:p>
      <text:p text:style-name="P1"/>
      <text:p text:style-name="P1">PROTECTED_DEFINITION ::=</text:p>
      <text:p text:style-name="P1"><text:s text:c="3"/>{PROTECTED_OPERATION_DECLARATION}</text:p>
      <text:p text:style-name="P1"><text:s text:c="3"/>[private</text:p>
      <text:p text:style-name="P1"><text:s text:c="6"/>{PROTECTED_ELEMENT_DECLARATION}]</text:p>
      <text:p text:style-name="P1"><text:s text:c="3"/>end [protected_IDENTIFIER]</text:p>
      <text:p text:style-name="P1"/>
      <text:p text:style-name="P1">PROTECTED_OPERATION_DECLARATION ::=</text:p>
      <text:p text:style-name="P1"><text:s text:c="5"/>SUBPROGRAM_DECLARATION</text:p>
      <text:p text:style-name="P1"><text:s text:c="3"/>| ENTRY_DECLARATION</text:p>
      <text:p text:style-name="P1"><text:s text:c="3"/>| ASPECT_CLAUSE</text:p>
      <text:p text:style-name="P1"/>
      <text:p text:style-name="P1">PROTECTED_ELEMENT_DECLARATION ::=</text:p>
      <text:p text:style-name="P1"><text:s text:c="5"/>PROTECTED_OPERATION_DECLARATION</text:p>
      <text:p text:style-name="P1"><text:s text:c="3"/>| COMPONENT_DECLARATION</text:p>
      <text:p text:style-name="P1"/>
      <text:p text:style-name="P1">PROTECTED_BODY ::=</text:p>
      <text:p text:style-name="P1"><text:s text:c="3"/>protected body DEFINING_IDENTIFIER [ASPECT_SPECIFICATION] is</text:p>
      <text:p text:style-name="P1"><text:s text:c="6"/>{PROTECTED_OPERATION_ITEM}</text:p>
      <text:p text:style-name="P1"><text:s text:c="3"/>end [protected_IDENTIFIER];</text:p>
      <text:p text:style-name="P1"/>
      <text:p text:style-name="P1">PROTECTED_OPERATION_ITEM ::=</text:p>
      <text:p text:style-name="P1"><text:s text:c="5"/>SUBPROGRAM_DECLARATION</text:p>
      <text:p text:style-name="P1"><text:s text:c="3"/>| SUBPROGRAM_BODY</text:p>
      <text:p text:style-name="P1"><text:s text:c="3"/>| NULL_PROCEDURE_DECLARATION</text:p>
      <text:p text:style-name="P1"><text:s text:c="3"/>| EXPRESSION_FUNCTION_DECLARATION</text:p>
      <text:p text:style-name="P1"><text:s text:c="3"/>| ENTRY_BODY</text:p>
      <text:p text:style-name="P1"><text:s text:c="3"/>| ASPECT_CLAUSE</text:p>
      <text:p text:style-name="P1"/>
      <text:p text:style-name="P1">SYNCHRONIZATION_KIND ::=</text:p>
      <text:p text:style-name="P1"><text:s text:c="3"/>`By_Entry` | `By_Protected_Procedure` | `Optional`</text:p>
      <text:p text:style-name="P1"/>
      <text:p text:style-name="P1"/>
      <text:p text:style-name="P1"/>
      <text:p text:style-name="P1"/>
      <text:p text:style-name="P1">ENTRY_DECLARATION ::=</text:p>
      <text:p text:style-name="P1"><text:s text:c="3"/>[OVERRIDING_INDICATOR]</text:p>
      <text:p text:style-name="P1"><text:s text:c="3"/>entry DEFINING_IDENTIFIER [(DISCRETE_SUBTYPE_DEFINITION)]</text:p>
      <text:p text:style-name="P1"><text:s text:c="6"/>PARAMETER_PROFILE [ASPECT_SPECIFICATION];</text:p>
      <text:p text:style-name="P1"/>
      <text:p text:style-name="P1">ACCEPT_STATEMENT ::=</text:p>
      <text:p text:style-name="P1"><text:s text:c="3"/>accept entry_DIRECT_NAME [(ENTRY_INDEX)] PARAMETER_PROFILE [do</text:p>
      <text:p text:style-name="P1"><text:s text:c="6"/>HANDLED_SEQUENCE_OF_STATEMENTS</text:p>
      <text:p text:style-name="P1"><text:s text:c="3"/>end [entry_IDENTIFIER]];</text:p>
      <text:p text:style-name="P1"/>
      <text:p text:style-name="P1">ENTRY_INDEX ::= EXPRESSION</text:p>
      <text:p text:style-name="P1"/>
      <text:p text:style-name="P1">ENTRY_BODY ::=</text:p>
      <text:p text:style-name="P1"><text:s text:c="3"/>entry DEFINING_IDENTIFIER ENTRY_BODY_FORMAL_PART</text:p>
      <text:p text:style-name="P1"><text:s text:c="6"/>[ASPECT_SPECIFICATION]</text:p>
      <text:p text:style-name="P1"><text:s text:c="3"/>ENTRY_BARRIER is</text:p>
      <text:p text:style-name="P1"><text:s text:c="6"/>DECLARATIVE_PART</text:p>
      <text:p text:style-name="P1"><text:s text:c="3"/>begin</text:p>
      <text:p text:style-name="P1"><text:s text:c="6"/>HANDLED_SEQUENCE_OF_STATEMENTS</text:p>
      <text:p text:style-name="P1"><text:s text:c="3"/>end [entry_IDENTIFIER];</text:p>
      <text:p text:style-name="P1"/>
      <text:p text:style-name="P1">ENTRY_BODY_FORMAL_PART ::=</text:p>
      <text:p text:style-name="P1"><text:s text:c="3"/>[(ENTRY_INDEX_SPECIFICATION)] PARAMETER_PROFILE</text:p>
      <text:p text:style-name="P1"/>
      <text:p text:style-name="P1">ENTRY_BARRIER ::= when CONDITION</text:p>
      <text:p text:style-name="P1"/>
      <text:p text:style-name="P1">ENTRY_INDEX_SPECIFICATION ::=</text:p>
      <text:p text:style-name="P1"><text:s text:c="3"/>for DEFINING_IDENTIFIER</text:p>
      <text:p text:style-name="P1"><text:s text:c="3"/>in DISCRETE_SUBTYPE_DEFINITION [ASPECT_SPECIFICATION]</text:p>
      <text:p text:style-name="P1"/>
      <text:p text:style-name="P1">ENTRY_CALL_STATEMENT ::= entry_NAME [ACTUAL_PARAMETER_PART];</text:p>
      <text:p text:style-name="P1"/>
      <text:p text:style-name="P1">REQUEUE_STATEMENT ::= requeue procedure_or_entry_NAME [with abort];</text:p>
      <text:p text:style-name="P1"/>
      <text:p text:style-name="P1">DELAY_STATEMENT ::= DELAY_UNTIL_STATEMENT | DELAY_RELATIVE_STATEMENT</text:p>
      <text:p text:style-name="P1"/>
      <text:p text:style-name="P1">DELAY_UNTIL_STATEMENT ::= delay until delay_EXPRESSION;</text:p>
      <text:p text:style-name="P1"/>
      <text:p text:style-name="P1">DELAY_RELATIVE_STATEMENT ::= delay delay_EXPRESSION;</text:p>
      <text:p text:style-name="P1"/>
      <text:p text:style-name="P1">SELECT_STATEMENT ::=</text:p>
      <text:p text:style-name="P1"><text:s text:c="5"/>SELECTIVE_ACCEPT</text:p>
      <text:p text:style-name="P1"><text:s text:c="3"/>| TIMED_ENTRY_CALL</text:p>
      <text:p text:style-name="P1"><text:s text:c="3"/>| CONDITIONAL_ENTRY_CALL</text:p>
      <text:p text:style-name="P1"><text:s text:c="3"/>| ASYNCHRONOUS_SELECT</text:p>
      <text:p text:style-name="P1"/>
      <text:p text:style-name="P1">SELECTIVE_ACCEPT ::=</text:p>
      <text:p text:style-name="P1"><text:s text:c="3"/>select</text:p>
      <text:p text:style-name="P1"><text:s text:c="6"/>[GUARD] SELECT_ALTERNATIVE</text:p>
      <text:p text:style-name="P1"><text:s text:c="3"/>{or</text:p>
      <text:p text:style-name="P1"><text:s text:c="6"/>[GUARD] SELECT_ALTERNATIVE}</text:p>
      <text:p text:style-name="P1"><text:s text:c="3"/>[else</text:p>
      <text:p text:style-name="P1"><text:s text:c="6"/>SEQUENCE_OF_STATEMENTS]</text:p>
      <text:p text:style-name="P1"><text:s text:c="3"/>end select;</text:p>
      <text:p text:style-name="P1"/>
      <text:p text:style-name="P1">GUARD ::= when CONDITION =&gt;</text:p>
      <text:p text:style-name="P1"/>
      <text:p text:style-name="P1">SELECT_ALTERNATIVE ::=</text:p>
      <text:p text:style-name="P1"><text:s text:c="5"/>ACCEPT_ALTERNATIVE</text:p>
      <text:p text:style-name="P1"><text:s text:c="3"/>| DELAY_ALTERNATIVE</text:p>
      <text:p text:style-name="P1"><text:s text:c="3"/>| TERMINATE_ALTERNATIVE</text:p>
      <text:p text:style-name="P1"/>
      <text:p text:style-name="P1">ACCEPT_ALTERNATIVE ::= ACCEPT_STATEMENT [SEQUENCE_OF_STATEMENTS]</text:p>
      <text:p text:style-name="P1"/>
      <text:p text:style-name="P1">DELAY_ALTERNATIVE ::= DELAY_STATEMENT [SEQUENCE_OF_STATEMENTS]</text:p>
      <text:p text:style-name="P1"/>
      <text:p text:style-name="P1">TERMINATE_ALTERNATIVE ::= terminate;</text:p>
      <text:p text:style-name="P1"/>
      <text:p text:style-name="P1">TIMED_ENTRY_CALL ::=</text:p>
      <text:p text:style-name="P1"><text:s text:c="3"/>select</text:p>
      <text:p text:style-name="P1"><text:s text:c="6"/>ENTRY_CALL_ALTERNATIVE</text:p>
      <text:p text:style-name="P1"><text:s text:c="3"/>or</text:p>
      <text:p text:style-name="P1"><text:s text:c="6"/>DELAY_ALTERNATIVE</text:p>
      <text:p text:style-name="P1"><text:s text:c="3"/>end select;</text:p>
      <text:p text:style-name="P1"/>
      <text:p text:style-name="P1">ENTRY_CALL_ALTERNATIVE ::=</text:p>
      <text:p text:style-name="P1"><text:s text:c="3"/>PROCEDURE_OR_ENTRY_CALL [SEQUENCE_OF_STATEMENTS]</text:p>
      <text:p text:style-name="P1"/>
      <text:p text:style-name="P1">PROCEDURE_OR_ENTRY_CALL ::=</text:p>
      <text:p text:style-name="P1"><text:s text:c="3"/>PROCEDURE_CALL_STATEMENT | ENTRY_CALL_STATEMENT</text:p>
      <text:p text:style-name="P1"/>
      <text:p text:style-name="P1">CONDITIONAL_ENTRY_CALL ::=</text:p>
      <text:p text:style-name="P1"><text:s text:c="3"/>select</text:p>
      <text:p text:style-name="P1"><text:s text:c="6"/>ENTRY_CALL_ALTERNATIVE</text:p>
      <text:p text:style-name="P1"><text:s text:c="3"/>else</text:p>
      <text:p text:style-name="P1"><text:s text:c="6"/>SEQUENCE_OF_STATEMENTS</text:p>
      <text:p text:style-name="P1"><text:s text:c="3"/>end select;</text:p>
      <text:p text:style-name="P1"/>
      <text:p text:style-name="P1">ASYNCHRONOUS_SELECT ::=</text:p>
      <text:p text:style-name="P1"><text:s text:c="3"/>select</text:p>
      <text:p text:style-name="P1"><text:s text:c="6"/>TRIGGERING_ALTERNATIVE</text:p>
      <text:p text:style-name="P1"><text:s text:c="3"/>then abort</text:p>
      <text:p text:style-name="P1"><text:s text:c="6"/>ABORTABLE_PART</text:p>
      <text:p text:style-name="P1"><text:s text:c="3"/>end select;</text:p>
      <text:p text:style-name="P1"/>
      <text:p text:style-name="P1">TRIGGERING_ALTERNATIVE ::= TRIGGERING_STATEMENT [SEQUENCE_OF_STATEMENTS]</text:p>
      <text:p text:style-name="P1"/>
      <text:p text:style-name="P1">TRIGGERING_STATEMENT ::= PROCEDURE_OR_ENTRY_CALL | DELAY_STATEMENT</text:p>
      <text:p text:style-name="P1"/>
      <text:p text:style-name="P1">ABORTABLE_PART ::= SEQUENCE_OF_STATEMENTS</text:p>
      <text:p text:style-name="P1"/>
      <text:p text:style-name="P1">ABORT_STATEMENT ::= abort task_NAME {, task_NAME};</text:p>
      <text:p text:style-name="P1"/>
      <text:p text:style-name="P10">--RM 10 Program Structure and Compilation Issues</text:p>
      <text:p text:style-name="P1"/>
      <text:p text:style-name="P1">COMPILATION ::= {COMPILATION_UNIT}</text:p>
      <text:p text:style-name="P1"/>
      <text:p text:style-name="P1">COMPILATION_UNIT ::=</text:p>
      <text:p text:style-name="P1"><text:s text:c="5"/>CONTEXT_CLAUSE LIBRARY_ITEM</text:p>
      <text:p text:style-name="P1"><text:s text:c="3"/>| CONTEXT_CLAUSE SUBUNIT</text:p>
      <text:p text:style-name="P1"/>
      <text:p text:style-name="P1">LIBRARY_ITEM ::=</text:p>
      <text:p text:style-name="P1"><text:s text:c="5"/>[private] LIBRARY_UNIT_DECLARATION</text:p>
      <text:p text:style-name="P1"><text:s text:c="3"/>| LIBRARY_UNIT_BODY</text:p>
      <text:p text:style-name="P1"><text:s text:c="3"/>| [private] LIBRARY_UNIT_RENAMING_DECLARATION</text:p>
      <text:p text:style-name="P1"/>
      <text:p text:style-name="P1">LIBRARY_UNIT_DECLARATION ::=</text:p>
      <text:p text:style-name="P1"><text:s text:c="5"/>SUBPROGRAM_DECLARATION</text:p>
      <text:p text:style-name="P1"><text:s text:c="3"/>| PACKAGE_DECLARATION</text:p>
      <text:p text:style-name="P1"><text:s text:c="3"/>| GENERIC_DECLARATION</text:p>
      <text:p text:style-name="P1"><text:s text:c="3"/>| GENERIC_INSTANTIATION</text:p>
      <text:p text:style-name="P1"/>
      <text:p text:style-name="P1">LIBRARY_UNIT_RENAMING_DECLARATION ::=</text:p>
      <text:p text:style-name="P1"><text:s text:c="5"/>PACKAGE_RENAMING_DECLARATION</text:p>
      <text:p text:style-name="P1"><text:s text:c="3"/>| GENERIC_RENAMING_DECLARATION</text:p>
      <text:p text:style-name="P1"><text:s text:c="3"/>| SUBPROGRAM_RENAMING_DECLARATION</text:p>
      <text:p text:style-name="P1"/>
      <text:p text:style-name="P1">LIBRARY_UNIT_BODY ::= SUBPROGRAM_BODY | PACKAGE_BODY</text:p>
      <text:p text:style-name="P1"/>
      <text:p text:style-name="P1">PARENT_UNIT_NAME ::= NAME</text:p>
      <text:p text:style-name="P1"/>
      <text:p text:style-name="P1">CONTEXT_CLAUSE ::= {CONTEXT_ITEM}</text:p>
      <text:p text:style-name="P1"/>
      <text:p text:style-name="P1">CONTEXT_ITEM ::= WITH_CLAUSE | USE_CLAUSE</text:p>
      <text:p text:style-name="P1"/>
      <text:p text:style-name="P1">WITH_CLAUSE ::= LIMITED_WITH_CLAUSE | NONLIMITED_WITH_CLAUSE</text:p>
      <text:p text:style-name="P1"/>
      <text:p text:style-name="P1">LIMITED_WITH_CLAUSE ::=</text:p>
      <text:p text:style-name="P1"><text:s text:c="3"/>limited [private] with library_unit_NAME {, library_unit_NAME};</text:p>
      <text:p text:style-name="P1"/>
      <text:p text:style-name="P1">NONLIMITED_WITH_CLAUSE ::=</text:p>
      <text:p text:style-name="P1"><text:s text:c="3"/>[private] with library_unit_NAME {, library_unit_NAME};</text:p>
      <text:p text:style-name="P1"/>
      <text:p text:style-name="P1">BODY_STUB ::=</text:p>
      <text:p text:style-name="P1"><text:s text:c="5"/>SUBPROGRAM_BODY_STUB</text:p>
      <text:p text:style-name="P1"><text:s text:c="3"/>| PACKAGE_BODY_STUB</text:p>
      <text:p text:style-name="P1"><text:s text:c="3"/>| TASK_BODY_STUB</text:p>
      <text:p text:style-name="P1"><text:s text:c="3"/>| PROTECTED_BODY_STUB</text:p>
      <text:p text:style-name="P1"/>
      <text:p text:style-name="P1">SUBPROGRAM_BODY_STUB ::=</text:p>
      <text:p text:style-name="P1"><text:s text:c="3"/>[OVERRIDING_INDICATOR]</text:p>
      <text:p text:style-name="P1"><text:s text:c="3"/>SUBPROGRAM_SPECIFICATION is separate</text:p>
      <text:p text:style-name="P1"><text:s text:c="6"/>[ASPECT_SPECIFICATION];</text:p>
      <text:p text:style-name="P1"/>
      <text:p text:style-name="P1">PACKAGE_BODY_STUB ::=</text:p>
      <text:p text:style-name="P1"><text:s text:c="3"/>package body DEFINING_IDENTIFIER is separate</text:p>
      <text:p text:style-name="P1"><text:s text:c="6"/>[ASPECT_SPECIFICATION];</text:p>
      <text:p text:style-name="P1"/>
      <text:p text:style-name="P1">TASK_BODY_STUB ::=</text:p>
      <text:p text:style-name="P1"><text:s text:c="3"/>task body DEFINING_IDENTIFIER is separate</text:p>
      <text:p text:style-name="P1"><text:s text:c="6"/>[ASPECT_SPECIFICATION];</text:p>
      <text:p text:style-name="P1"/>
      <text:p text:style-name="P1">PROTECTED_BODY_STUB ::=</text:p>
      <text:p text:style-name="P1"><text:s text:c="3"/>protected body DEFINING_IDENTIFIER is separate</text:p>
      <text:p text:style-name="P1"><text:s text:c="6"/>[ASPECT_SPECIFICATION];</text:p>
      <text:p text:style-name="P1"/>
      <text:p text:style-name="P1">SUBUNIT ::= separate (PARENT_UNIT_NAME) PROPER_BODY</text:p>
      <text:p text:style-name="P1"/>
      <text:p text:style-name="P8">--RM 11 Exceptions</text:p>
      <text:p text:style-name="P1"/>
      <text:p text:style-name="P1">EXCEPTION_DECLARATION ::=</text:p>
      <text:p text:style-name="P1"><text:s text:c="3"/>DEFINING_IDENTIFIER_LIST : exception [ASPECT_SPECIFICATION];</text:p>
      <text:p text:style-name="P1"/>
      <text:p text:style-name="P1">HANDLED_SEQUENCE_OF_STATEMENTS ::=</text:p>
      <text:p text:style-name="P1"><text:s text:c="3"/>SEQUENCE_OF_STATEMENTS</text:p>
      <text:p text:style-name="P1"><text:s text:c="3"/>[exception</text:p>
      <text:p text:style-name="P1"><text:s text:c="6"/>EXCEPTION_HANDLER</text:p>
      <text:p text:style-name="P1"><text:s text:c="6"/>{EXCEPTION_HANDLER}]</text:p>
      <text:p text:style-name="P1">EXCEPTION_HANDLER ::=</text:p>
      <text:p text:style-name="P1"><text:s text:c="3"/>when [CHOICE_PARAMETER_SPECIFICATION :]</text:p>
      <text:p text:style-name="P1"><text:s text:c="6"/>EXCEPTION_CHOICE {`|` EXCEPTION_CHOICE} =&gt; SEQUENCE_OF_STATEMENTS</text:p>
      <text:p text:style-name="P1"/>
      <text:p text:style-name="P1">CHOICE_PARAMETER_SPECIFICATION ::= DEFINING_IDENTIFIER</text:p>
      <text:p text:style-name="P1"/>
      <text:p text:style-name="P1">EXCEPTION_CHOICE ::= exception_NAME | others</text:p>
      <text:p text:style-name="P1"/>
      <text:p text:style-name="P1">RAISE_STATEMENT ::=</text:p>
      <text:p text:style-name="P1"><text:s text:c="5"/>raise;</text:p>
      <text:p text:style-name="P1"><text:s text:c="3"/>| raise exception_NAME [with string_EXPRESSION];</text:p>
      <text:p text:style-name="P1"/>
      <text:p text:style-name="P1">RAISE_EXPRESSION ::=</text:p>
      <text:p text:style-name="P1"><text:s text:c="3"/>raise exception_NAME [with string_SIMPLE_EXPRESSION]</text:p>
      <text:p text:style-name="P2"/>
      <text:p text:style-name="P9">--RM 13 Representation Issues</text:p>
      <text:p text:style-name="P2"/>
      <text:p text:style-name="P2">ASPECT_CLAUSE ::=</text:p>
      <text:p text:style-name="P2"><text:s text:c="5"/>ATTRIBUTE_DEFINITION_CLAUSE</text:p>
      <text:p text:style-name="P2"><text:s text:c="3"/>| ENUMERATION_REPRESENTATION_CLAUSE</text:p>
      <text:p text:style-name="P2"><text:s text:c="3"/>| RECORD_REPRESENTATION_CLAUSE</text:p>
      <text:p text:style-name="P2"><text:s text:c="3"/>| AT_CLAUSE</text:p>
      <text:p text:style-name="P2"/>
      <text:p text:style-name="P2">LOCAL_NAME ::=</text:p>
      <text:p text:style-name="P2"><text:s text:c="5"/>DIRECT_NAME</text:p>
      <text:p text:style-name="P2"><text:s text:c="3"/>| DIRECT_NAME'ATTRIBUTE_DESIGNATOR</text:p>
      <text:p text:style-name="P2"><text:s text:c="3"/>| library_unit_NAME</text:p>
      <text:p text:style-name="P2"/>
      <text:p text:style-name="P2">ASPECT_SPECIFICATION ::=</text:p>
      <text:p text:style-name="P2"><text:s text:c="3"/>with ASPECT_MARK [=&gt; ASPECT_DEFINITION]</text:p>
      <text:p text:style-name="P2"><text:s text:c="6"/>{, ASPECT_MARK [=&gt; ASPECT_DEFINITION]}</text:p>
      <text:p text:style-name="P2"/>
      <text:p text:style-name="P2">ASPECT_MARK ::= aspect_IDENTIFIER['CLASS]</text:p>
      <text:p text:style-name="P2"/>
      <text:p text:style-name="P2">ASPECT_DEFINITION ::=</text:p>
      <text:p text:style-name="P2"><text:s text:c="5"/>NAME</text:p>
      <text:p text:style-name="P2"><text:s text:c="3"/>| EXPRESSION</text:p>
      <text:p text:style-name="P2"><text:s text:c="3"/>| IDENTIFIER</text:p>
      <text:p text:style-name="P2"><text:s text:c="3"/>| AGGREGATE</text:p>
      <text:p text:style-name="P2"><text:s text:c="3"/>| GLOBAL_ASPECT_DEFINITION</text:p>
      <text:p text:style-name="P2"/>
      <text:p text:style-name="P2">ATTRIBUTE_DEFINITION_CLAUSE ::=</text:p>
      <text:p text:style-name="P2"><text:s text:c="5"/>for LOCAL_NAME'ATTRIBUTE_DESIGNATOR use EXPRESSION;</text:p>
      <text:p text:style-name="P2"><text:s text:c="3"/>| for LOCAL_NAME'ATTRIBUTE_DESIGNATOR use NAME;</text:p>
      <text:p text:style-name="P2"/>
      <text:p text:style-name="P2">ENUMERATION_REPRESENTATION_CLAUSE ::=</text:p>
      <text:p text:style-name="P2"><text:s text:c="3"/>for first_subtype_LOCAL_NAME use ENUMERATION_AGGREGATE;</text:p>
      <text:p text:style-name="P2"/>
      <text:p text:style-name="P2">ENUMERATION_AGGREGATE ::= ARRAY_AGGREGATE</text:p>
      <text:p text:style-name="P2"/>
      <text:p text:style-name="P2">RECORD_REPRESENTATION_CLAUSE ::=</text:p>
      <text:p text:style-name="P2"><text:s text:c="3"/>for first_subtype_LOCAL_NAME use</text:p>
      <text:p text:style-name="P2"><text:s text:c="6"/>record [MOD_CLAUSE]</text:p>
      <text:p text:style-name="P2"><text:s text:c="9"/>{COMPONENT_CLAUSE}</text:p>
      <text:p text:style-name="P2"><text:s text:c="6"/>end record [LOCAL_NAME];</text:p>
      <text:p text:style-name="P2"/>
      <text:p text:style-name="P2">COMPONENT_CLAUSE ::=</text:p>
      <text:p text:style-name="P2"><text:s text:c="3"/>component_LOCAL_NAME AT POSITION RANGE FIRST_BIT .. LAST_BIT;</text:p>
      <text:p text:style-name="P2"/>
      <text:p text:style-name="P2">POSITION ::= static_EXPRESSION</text:p>
      <text:p text:style-name="P2"/>
      <text:p text:style-name="P2">FIRST_BIT ::= static_SIMPLE_EXPRESSION</text:p>
      <text:p text:style-name="P2"/>
      <text:p text:style-name="P2">LAST_BIT ::= static_SIMPLE_EXPRESSION</text:p>
      <text:p text:style-name="P2"/>
      <text:p text:style-name="P2">CODE_STATEMENT ::= QUALIFIED_EXPRESSION;</text:p>
      <text:p text:style-name="P2"/>
      <text:p text:style-name="P2">STORAGE_POOL_INDICATOR ::= storage_pool_NAME | null | STANDARD</text:p>
      <text:p text:style-name="P2"/>
      <text:p text:style-name="P2">RESTRICTION ::=</text:p>
      <text:p text:style-name="P2"><text:s text:c="5"/>restriction_IDENTIFIER</text:p>
      <text:p text:style-name="P2"><text:s text:c="3"/>| restriction_parameter_IDENTIFIER =&gt; RESTRICTION_PARAMETER_ARGUMENT</text:p>
      <text:p text:style-name="P2"/>
      <text:p text:style-name="P2">RESTRICTION_PARAMETER_ARGUMENT ::= NAME | EXPRESSION</text:p>
      <text:p text:style-name="P2"/>
      <text:p text:style-name="P9">--Annex H (normative) High Integrity Systems</text:p>
      <text:p text:style-name="P9">--RM H.7 Extensions to Global and Global'Class Aspects</text:p>
      <text:p text:style-name="P9"/>
      <text:p text:style-name="P2">EXTENDED_GLOBAL_MODE ::= overriding BASIC_GLOBAL_MODE</text:p>
      <text:p text:style-name="P2"/>
      <text:p text:style-name="P2">FORMAL_PARAMETER_SET ::=</text:p>
      <text:p text:style-name="P2"><text:s text:c="5"/>FORMAL_GROUP_DESIGNATOR</text:p>
      <text:p text:style-name="P2"><text:s text:c="3"/>| FORMAL_PARAMETER_NAME</text:p>
      <text:p text:style-name="P2"><text:s text:c="3"/>| (FORMAL_PARAMETER_NAME {, FORMAL_PARAMETER_NAME})</text:p>
      <text:p text:style-name="P2"/>
      <text:p text:style-name="P2">FORMAL_GROUP_DESIGNATOR ::= null | all</text:p>
      <text:p text:style-name="P2"/>
      <text:p text:style-name="P2">FORMAL_PARAMETER_NAME ::=</text:p>
      <text:p text:style-name="P2"><text:s text:c="5"/>formal_SUBTYPE_MARK</text:p>
      <text:p text:style-name="P2"><text:s text:c="3"/>| formal_subprogram_NAME</text:p>
      <text:p text:style-name="P2"><text:s text:c="3"/>| formal_access_to_subprogram_object_NAME</text:p>
      <text:p text:style-name="P2"/>
      <text:p text:style-name="P2">DISPATCHING_OPERATION_SET ::=</text:p>
      <text:p text:style-name="P2"><text:s text:c="5"/>DISPATCHING_OPERATION_SPECIFIER</text:p>
      <text:p text:style-name="P2"><text:s text:c="3"/>| (DISPATCHING_OPERATION_SPECIFIER</text:p>
      <text:p text:style-name="P2"><text:s text:c="8"/>{, DISPATCHING_OPERATION_SPECIFIER})</text:p>
      <text:p text:style-name="P2"/>
      <text:p text:style-name="P2">DISPATCHING_OPERATION_SPECIFIER ::=</text:p>
      <text:p text:style-name="P2"><text:s text:c="3"/>dispatching_operation_NAME (object_NAME)</text:p>
      <text:p text:style-name="P2"/>
      <text:p text:style-name="P9">--Annex J (normative) Obsolescent Features</text:p>
      <text:p text:style-name="P9">--RM J.3 Reduced Accuracy Subtypes</text:p>
      <text:p text:style-name="P9"/>
      <text:p text:style-name="P2">DELTA_CONSTRAINT ::= delta static_SIMPLE_EXPRESSION [RANGE_CONSTRAINT]</text:p>
      <text:p text:style-name="P2"/>
      <text:p text:style-name="P2">AT_CLAUSE ::= for DIRECT_NAME use AT EXPRESSION;</text:p>
      <text:p text:style-name="P2"/>
      <text:p text:style-name="P2">MOD_CLAUSE ::= AT mod static_EXPRESSION;</text:p>
      <text:p text:style-name="P2"/>
      <text:p text:style-name="P11">--RM 12 Generic Units</text:p>
      <text:p text:style-name="P2"/>
      <text:p text:style-name="P2">GENERIC_DECLARATION ::=</text:p>
      <text:p text:style-name="P2"><text:s text:c="3"/>GENERIC_SUBPROGRAM_DECLARATION | GENERIC_PACKAGE_DECLARATION</text:p>
      <text:p text:style-name="P2"/>
      <text:p text:style-name="P2">GENERIC_SUBPROGRAM_DECLARATION ::=</text:p>
      <text:p text:style-name="P2"><text:s text:c="3"/>GENERIC_FORMAL_PART SUBPROGRAM_SPECIFICATION</text:p>
      <text:p text:style-name="P2"><text:s text:c="6"/>[ASPECT_SPECIFICATION];</text:p>
      <text:p text:style-name="P2"/>
      <text:p text:style-name="P2">GENERIC_PACKAGE_DECLARATION ::=</text:p>
      <text:p text:style-name="P2"><text:s text:c="3"/>GENERIC_FORMAL_PART PACKAGE_SPECIFICATION;</text:p>
      <text:p text:style-name="P2"/>
      <text:p text:style-name="P2">GENERIC_FORMAL_PART ::=</text:p>
      <text:p text:style-name="P2"><text:s text:c="3"/>generic {GENERIC_FORMAL_PARAMETER_DECLARATION | USE_CLAUSE}</text:p>
      <text:p text:style-name="P2"/>
      <text:p text:style-name="P2">GENERIC_FORMAL_PARAMETER_DECLARATION ::=</text:p>
      <text:p text:style-name="P2"><text:s text:c="5"/>FORMAL_OBJECT_DECLARATION</text:p>
      <text:p text:style-name="P2"><text:s text:c="3"/>| FORMAL_TYPE_DECLARATION</text:p>
      <text:p text:style-name="P2"><text:s text:c="3"/>| FORMAL_SUBPROGRAM_DECLARATION</text:p>
      <text:p text:style-name="P2"><text:s text:c="3"/>| FORMAL_PACKAGE_DECLARATION</text:p>
      <text:p text:style-name="P2"/>
      <text:p text:style-name="P2">GENERIC_INSTANTIATION ::=</text:p>
      <text:p text:style-name="P2"><text:s text:c="5"/>package DEFINING_PROGRAM_UNIT_NAME is</text:p>
      <text:p text:style-name="P2"><text:s text:c="8"/>new generic_package_NAME [GENERIC_ACTUAL_PART]</text:p>
      <text:p text:style-name="P2"><text:s text:c="8"/>[ASPECT_SPECIFICATION];</text:p>
      <text:p text:style-name="P2"><text:s text:c="3"/>| [OVERRIDING_INDICATOR]</text:p>
      <text:p text:style-name="P2"><text:s text:c="5"/>procedure DEFINING_PROGRAM_UNIT_NAME is</text:p>
      <text:p text:style-name="P2"><text:s text:c="8"/>new generic_procedure_NAME [GENERIC_ACTUAL_PART]</text:p>
      <text:p text:style-name="P2"><text:s text:c="8"/>[ASPECT_SPECIFICATION];</text:p>
      <text:p text:style-name="P2"><text:s text:c="3"/>| [OVERRIDING_INDICATOR]</text:p>
      <text:p text:style-name="P2"><text:s text:c="5"/>function DEFINING_DESIGNATOR is</text:p>
      <text:p text:style-name="P2"><text:s text:c="8"/>new generic_function_NAME [GENERIC_ACTUAL_PART]</text:p>
      <text:p text:style-name="P2"><text:s text:c="8"/>[ASPECT_SPECIFICATION];</text:p>
      <text:p text:style-name="P2"/>
      <text:p text:style-name="P2">GENERIC_ACTUAL_PART ::= (GENERIC_ASSOCIATION {, GENERIC_ASSOCIATION})</text:p>
      <text:p text:style-name="P2"/>
      <text:p text:style-name="P2">GENERIC_ASSOCIATION ::=</text:p>
      <text:p text:style-name="P2"><text:s text:c="3"/>[generic_formal_parameter_SELECTOR_NAME =&gt;]</text:p>
      <text:p text:style-name="P2"><text:s text:c="6"/>EXPLICIT_GENERIC_ACTUAL_PARAMETER</text:p>
      <text:p text:style-name="P2"/>
      <text:p text:style-name="P2">EXPLICIT_GENERIC_ACTUAL_PARAMETER ::=</text:p>
      <text:p text:style-name="P2"><text:s text:c="5"/>EXPRESSION</text:p>
      <text:p text:style-name="P2"><text:s text:c="3"/>| variable_NAME</text:p>
      <text:p text:style-name="P2"><text:s text:c="3"/>| subprogram_NAME</text:p>
      <text:p text:style-name="P2"><text:s text:c="3"/>| entry_NAME</text:p>
      <text:p text:style-name="P2"><text:s text:c="3"/>| SUBTYPE_MARK</text:p>
      <text:p text:style-name="P2"><text:s text:c="3"/>| package_instance_NAME</text:p>
      <text:p text:style-name="P2"/>
      <text:p text:style-name="P2">FORMAL_OBJECT_DECLARATION ::=</text:p>
      <text:p text:style-name="P2"><text:s text:c="5"/>DEFINING_IDENTIFIER_LIST :</text:p>
      <text:p text:style-name="P2"><text:s text:c="8"/>MODE [NULL_EXCLUSION] SUBTYPE_MARK [:= DEFAULT_EXPRESSION]</text:p>
      <text:p text:style-name="P2"><text:s text:c="8"/>[ASPECT_SPECIFICATION];</text:p>
      <text:p text:style-name="P2"><text:s text:c="3"/>| DEFINING_IDENTIFIER_LIST :</text:p>
      <text:p text:style-name="P2"><text:s text:c="8"/>MODE ACCESS_DEFINITION [:= DEFAULT_EXPRESSION]</text:p>
      <text:p text:style-name="P2"><text:s text:c="8"/>[ASPECT_SPECIFICATION];</text:p>
      <text:p text:style-name="P2"/>
      <text:p text:style-name="P2">FORMAL_TYPE_DECLARATION ::=</text:p>
      <text:p text:style-name="P2"><text:s text:c="5"/>FORMAL_COMPLETE_TYPE_DECLARATION</text:p>
      <text:p text:style-name="P2"><text:s text:c="3"/>| FORMAL_INCOMPLETE_TYPE_DECLARATION</text:p>
      <text:p text:style-name="P2"/>
      <text:p text:style-name="P2">FORMAL_COMPLETE_TYPE_DECLARATION ::=</text:p>
      <text:p text:style-name="P2"><text:s text:c="3"/>type DEFINING_IDENTIFIER [DISCRIMINANT_PART] is</text:p>
      <text:p text:style-name="P2"><text:s text:c="6"/>FORMAL_TYPE_DEFINITION</text:p>
      <text:p text:style-name="P2"><text:s text:c="6"/>[or use default_SUBTYPE_MARK] [ASPECT_SPECIFICATION];</text:p>
      <text:p text:style-name="P2"/>
      <text:p text:style-name="P2">FORMAL_INCOMPLETE_TYPE_DECLARATION ::=</text:p>
      <text:p text:style-name="P2"><text:s text:c="3"/>type DEFINING_IDENTIFIER [DISCRIMINANT_PART] [is tagged]</text:p>
      <text:p text:style-name="P2"><text:s text:c="6"/>[or use default_SUBTYPE_MARK]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ORMAL_TYPE_DEFINITION ::=</text:p>
      <text:p text:style-name="P2"><text:s text:c="5"/>FORMAL_PRIVATE_TYPE_DEFINITION</text:p>
      <text:p text:style-name="P2"><text:s text:c="3"/>| FORMAL_DERIVED_TYPE_DEFINITION</text:p>
      <text:p text:style-name="P2"><text:s text:c="3"/>| FORMAL_DISCRETE_TYPE_DEFINITION</text:p>
      <text:p text:style-name="P2"><text:s text:c="3"/>| FORMAL_SIGNED_INTEGER_TYPE_DEFINITION</text:p>
      <text:p text:style-name="P2"><text:s text:c="3"/>| FORMAL_MODULAR_TYPE_DEFINITION</text:p>
      <text:p text:style-name="P2"><text:s text:c="3"/>| FORMAL_FLOATING_POINT_DEFINITION</text:p>
      <text:p text:style-name="P2"><text:s text:c="3"/>| FORMAL_ORDINARY_FIXED_POINT_DEFINITION</text:p>
      <text:p text:style-name="P2"><text:s text:c="3"/>| FORMAL_DECIMAL_FIXED_POINT_DEFINITION</text:p>
      <text:p text:style-name="P2"><text:s text:c="3"/>| FORMAL_ARRAY_TYPE_DEFINITION</text:p>
      <text:p text:style-name="P2"><text:s text:c="3"/>| FORMAL_ACCESS_TYPE_DEFINITION</text:p>
      <text:p text:style-name="P2"><text:s text:c="3"/>| FORMAL_INTERFACE_TYPE_DEFINITION</text:p>
      <text:p text:style-name="P2"/>
      <text:p text:style-name="P4">FORMAL_PRIVATE_TYPE_DEFINITION ::=</text:p>
      <text:p text:style-name="P4"><text:s text:c="3"/>[[abstract] tagged] [limited] private</text:p>
      <text:p text:style-name="P2"/>
      <text:p text:style-name="P2">FORMAL_DERIVED_TYPE_DEFINITION ::=</text:p>
      <text:p text:style-name="P2"><text:s text:c="3"/>[abstract] [limited | synchronized]</text:p>
      <text:p text:style-name="P2"><text:s text:c="6"/>new SUBTYPE_MARK [[and INTERFACE_LIST] with private]</text:p>
      <text:p text:style-name="P2"/>
      <text:p text:style-name="P2">FORMAL_DISCRETE_TYPE_DEFINITION ::= (&lt;&gt;)</text:p>
      <text:p text:style-name="P2"/>
      <text:p text:style-name="P2">FORMAL_SIGNED_INTEGER_TYPE_DEFINITION ::= RANGE &lt;&gt;</text:p>
      <text:p text:style-name="P2"/>
      <text:p text:style-name="P2">FORMAL_MODULAR_TYPE_DEFINITION ::= mod &lt;&gt;</text:p>
      <text:p text:style-name="P2"/>
      <text:p text:style-name="P2">FORMAL_FLOATING_POINT_DEFINITION ::= digits &lt;&gt;</text:p>
      <text:p text:style-name="P2"/>
      <text:p text:style-name="P2">FORMAL_ORDINARY_FIXED_POINT_DEFINITION ::= delta &lt;&gt;</text:p>
      <text:p text:style-name="P2"/>
      <text:p text:style-name="P2">FORMAL_DECIMAL_FIXED_POINT_DEFINITION ::= delta &lt;&gt; digits &lt;&gt;</text:p>
      <text:p text:style-name="P2"/>
      <text:p text:style-name="P2">FORMAL_ARRAY_TYPE_DEFINITION ::= ARRAY_TYPE_DEFINITION</text:p>
      <text:p text:style-name="P2"/>
      <text:p text:style-name="P2">FORMAL_ACCESS_TYPE_DEFINITION ::= ACCESS_TYPE_DEFINITION</text:p>
      <text:p text:style-name="P2"/>
      <text:p text:style-name="P2">FORMAL_INTERFACE_TYPE_DEFINITION ::= INTERFACE_TYPE_DEFINITION</text:p>
      <text:p text:style-name="P2"/>
      <text:p text:style-name="P2">FORMAL_SUBPROGRAM_DECLARATION ::=</text:p>
      <text:p text:style-name="P2"><text:s text:c="5"/>FORMAL_CONCRETE_SUBPROGRAM_DECLARATION</text:p>
      <text:p text:style-name="P2"><text:s text:c="3"/>| FORMAL_ABSTRACT_SUBPROGRAM_DECLARATION</text:p>
      <text:p text:style-name="P2"/>
      <text:p text:style-name="P2">FORMAL_CONCRETE_SUBPROGRAM_DECLARATION ::=</text:p>
      <text:p text:style-name="P2"><text:s text:c="3"/>with SUBPROGRAM_SPECIFICATION [is SUBPROGRAM_DEFAULT]</text:p>
      <text:p text:style-name="P2"><text:s text:c="6"/>[ASPECT_SPECIFICATION];</text:p>
      <text:p text:style-name="P2"/>
      <text:p text:style-name="P2">FORMAL_ABSTRACT_SUBPROGRAM_DECLARATION ::=</text:p>
      <text:p text:style-name="P2"><text:s text:c="3"/>with SUBPROGRAM_SPECIFICATION is abstract [SUBPROGRAM_DEFAULT]</text:p>
      <text:p text:style-name="P2"><text:s text:c="6"/>[ASPECT_SPECIFICATION];</text:p>
      <text:p text:style-name="P2"/>
      <text:p text:style-name="P2">SUBPROGRAM_DEFAULT ::= DEFAULT_NAME | &lt;&gt; | null</text:p>
      <text:p text:style-name="P2"/>
      <text:p text:style-name="P2">DEFAULT_NAME ::= NAME</text:p>
      <text:p text:style-name="P2"/>
      <text:p text:style-name="P2">FORMAL_PACKAGE_DECLARATION ::=</text:p>
      <text:p text:style-name="P2"><text:s text:c="3"/>with package DEFINING_IDENTIFIER is</text:p>
      <text:p text:style-name="P2"><text:s text:c="6"/>new generic_package_NAME FORMAL_PACKAGE_ACTUAL_PART</text:p>
      <text:p text:style-name="P2"><text:s text:c="6"/>[ASPECT_SPECIFICATION];</text:p>
      <text:p text:style-name="P2"/>
      <text:p text:style-name="P2">FORMAL_PACKAGE_ACTUAL_PART ::=</text:p>
      <text:p text:style-name="P2"><text:s text:c="5"/>([others =&gt;] &lt;&gt;)</text:p>
      <text:p text:style-name="P2"><text:s text:c="3"/>| [GENERIC_ACTUAL_PART]</text:p>
      <text:p text:style-name="P3"><text:s text:c="3"/>| (FORMAL_PACKAGE_ASSOCIATION</text:p>
      <text:p text:style-name="P3"><text:s text:c="6"/>{, FORMAL_PACKAGE_ASSOCIATION} [, others =&gt; &lt;&gt;])</text:p>
      <text:p text:style-name="P2"/>
      <text:p text:style-name="P2">FORMAL_PACKAGE_ASSOCIATION ::=</text:p>
      <text:p text:style-name="P2"><text:s text:c="5"/>GENERIC_ASSOCIATION</text:p>
      <text:p text:style-name="P2"><text:s text:c="3"/>| generic_formal_parameter_SELECTOR_NAME =&gt; &lt;&gt;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09:08:40.442346126</meta:creation-date>
    <dc:date>2022-11-09T18:15:28.761765399</dc:date>
    <meta:editing-duration>PT4H19M42S</meta:editing-duration>
    <meta:editing-cycles>12</meta:editing-cycles>
    <meta:generator>LibreOffice/7.1.8.1$Linux_X86_64 LibreOffice_project/10$Build-1</meta:generator>
    <meta:document-statistic meta:table-count="0" meta:image-count="0" meta:object-count="0" meta:page-count="8" meta:paragraph-count="1019" meta:word-count="2828" meta:character-count="35843" meta:non-whitespace-character-count="31361"/>
  </office:meta>
</office:document-meta>
</file>